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3.08923343121415" calcext:value-type="float">
            <text:p>-3.08923343121415</text:p>
          </table:table-cell>
          <table:table-cell office:value-type="float" office:value="-0.367081419670617" calcext:value-type="float">
            <text:p>-0.367081419670617</text:p>
          </table:table-cell>
          <table:table-cell office:value-type="float" office:value="-1.00798993884584" calcext:value-type="float">
            <text:p>-1.00798993884584</text:p>
          </table:table-cell>
          <table:table-cell office:value-type="float" office:value="-1.61915671990627" calcext:value-type="float">
            <text:p>-1.61915671990627</text:p>
          </table:table-cell>
          <table:table-cell office:value-type="float" office:value="-0.571904464619921" calcext:value-type="float">
            <text:p>-0.571904464619921</text:p>
          </table:table-cell>
          <table:table-cell office:value-type="float" office:value="-1.05509936885732" calcext:value-type="float">
            <text:p>-1.05509936885732</text:p>
          </table:table-cell>
          <table:table-cell office:value-type="float" office:value="-1.11115686220634" calcext:value-type="float">
            <text:p>-1.11115686220634</text:p>
          </table:table-cell>
          <table:table-cell office:value-type="float" office:value="-3.08923343121415" calcext:value-type="float">
            <text:p>-3.08923343121415</text:p>
          </table:table-cell>
          <table:table-cell office:value-type="float" office:value="1.59829106776218" calcext:value-type="float">
            <text:p>1.59829106776218</text:p>
          </table:table-cell>
          <table:table-cell office:value-type="float" office:value="-3.66744636771734" calcext:value-type="float">
            <text:p>-3.66744636771734</text:p>
          </table:table-cell>
          <table:table-cell office:value-type="float" office:value="-1.39800109364898" calcext:value-type="float">
            <text:p>-1.39800109364898</text:p>
          </table:table-cell>
          <table:table-cell office:value-type="float" office:value="1.56328688418343" calcext:value-type="float">
            <text:p>1.5632868841834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0.0230763988678467" calcext:value-type="float">
            <text:p>0.023076398867847</text:p>
          </table:table-cell>
          <table:table-cell office:value-type="float" office:value="-7.61891625474756" calcext:value-type="float">
            <text:p>-7.61891625474756</text:p>
          </table:table-cell>
          <table:table-cell office:value-type="float" office:value="-1.41191127469903" calcext:value-type="float">
            <text:p>-1.41191127469903</text:p>
          </table:table-cell>
          <table:table-cell office:value-type="float" office:value="-1.2263966103779" calcext:value-type="float">
            <text:p>-1.2263966103779</text:p>
          </table:table-cell>
          <table:table-cell office:value-type="float" office:value="-2.86684159080579" calcext:value-type="float">
            <text:p>-2.86684159080579</text:p>
          </table:table-cell>
          <table:table-cell office:value-type="float" office:value="-0.547917852792398" calcext:value-type="float">
            <text:p>-0.547917852792398</text:p>
          </table:table-cell>
          <table:table-cell office:value-type="float" office:value="-3.36181397829167" calcext:value-type="float">
            <text:p>-3.36181397829167</text:p>
          </table:table-cell>
          <table:table-cell office:value-type="float" office:value="-1.69794198062543" calcext:value-type="float">
            <text:p>-1.69794198062543</text:p>
          </table:table-cell>
          <table:table-cell office:value-type="float" office:value="-0.89426569839805" calcext:value-type="float">
            <text:p>-0.89426569839805</text:p>
          </table:table-cell>
          <table:table-cell office:value-type="float" office:value="-1.64327629455021" calcext:value-type="float">
            <text:p>-1.64327629455021</text:p>
          </table:table-cell>
          <table:table-cell office:value-type="float" office:value="-2.12462051364202" calcext:value-type="float">
            <text:p>-2.12462051364202</text:p>
          </table:table-cell>
          <table:table-cell office:value-type="float" office:value="2.17587017675118" calcext:value-type="float">
            <text:p>2.1758701767511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7.92381639108703" calcext:value-type="float">
            <text:p>-7.92381639108703</text:p>
          </table:table-cell>
          <table:table-cell office:value-type="float" office:value="-3.99016755714825" calcext:value-type="float">
            <text:p>-3.99016755714825</text:p>
          </table:table-cell>
          <table:table-cell office:value-type="float" office:value="-3.94919445831001" calcext:value-type="float">
            <text:p>-3.94919445831001</text:p>
          </table:table-cell>
          <table:table-cell office:value-type="float" office:value="-4.21694112788867" calcext:value-type="float">
            <text:p>-4.21694112788867</text:p>
          </table:table-cell>
          <table:table-cell office:value-type="float" office:value="-3.65832643372498" calcext:value-type="float">
            <text:p>-3.65832643372498</text:p>
          </table:table-cell>
          <table:table-cell office:value-type="float" office:value="-2.97441125505058" calcext:value-type="float">
            <text:p>-2.97441125505058</text:p>
          </table:table-cell>
          <table:table-cell office:value-type="float" office:value="-4.18116033538088" calcext:value-type="float">
            <text:p>-4.18116033538088</text:p>
          </table:table-cell>
          <table:table-cell office:value-type="float" office:value="-6.46783714321658" calcext:value-type="float">
            <text:p>-6.46783714321658</text:p>
          </table:table-cell>
          <table:table-cell office:value-type="float" office:value="-2.29808308838344" calcext:value-type="float">
            <text:p>-2.29808308838344</text:p>
          </table:table-cell>
          <table:table-cell office:value-type="float" office:value="-4.18116033538088" calcext:value-type="float">
            <text:p>-4.18116033538088</text:p>
          </table:table-cell>
          <table:table-cell office:value-type="float" office:value="-4.38410981255713" calcext:value-type="float">
            <text:p>-4.38410981255713</text:p>
          </table:table-cell>
          <table:table-cell office:value-type="float" office:value="1.63949943228886" calcext:value-type="float">
            <text:p>1.6394994322888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3.76119702029077" calcext:value-type="float">
            <text:p>-3.76119702029077</text:p>
          </table:table-cell>
          <table:table-cell office:value-type="float" office:value="-5.40770162422252" calcext:value-type="float">
            <text:p>-5.40770162422252</text:p>
          </table:table-cell>
          <table:table-cell office:value-type="float" office:value="-6.11981647807827" calcext:value-type="float">
            <text:p>-6.11981647807827</text:p>
          </table:table-cell>
          <table:table-cell office:value-type="float" office:value="-3.39785144230423" calcext:value-type="float">
            <text:p>-3.39785144230423</text:p>
          </table:table-cell>
          <table:table-cell office:value-type="float" office:value="-3.37691548292839" calcext:value-type="float">
            <text:p>-3.37691548292839</text:p>
          </table:table-cell>
          <table:table-cell office:value-type="float" office:value="-4.52842319798443" calcext:value-type="float">
            <text:p>-4.52842319798443</text:p>
          </table:table-cell>
          <table:table-cell office:value-type="float" office:value="-3.47336995399241" calcext:value-type="float">
            <text:p>-3.47336995399241</text:p>
          </table:table-cell>
          <table:table-cell office:value-type="float" office:value="-4.94606759160298" calcext:value-type="float">
            <text:p>-4.94606759160298</text:p>
          </table:table-cell>
          <table:table-cell office:value-type="float" office:value="-5.67169033442604" calcext:value-type="float">
            <text:p>-5.67169033442604</text:p>
          </table:table-cell>
          <table:table-cell office:value-type="float" office:value="-3.20621268288591" calcext:value-type="float">
            <text:p>-3.20621268288591</text:p>
          </table:table-cell>
          <table:table-cell office:value-type="float" office:value="-4.3889245808716" calcext:value-type="float">
            <text:p>-4.3889245808716</text:p>
          </table:table-cell>
          <table:table-cell office:value-type="float" office:value="1.0876441196973" calcext:value-type="float">
            <text:p>1.0876441196973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4.9571599418428" calcext:value-type="float">
            <text:p>-14.9571599418428</text:p>
          </table:table-cell>
          <table:table-cell office:value-type="float" office:value="-2.45588771150085" calcext:value-type="float">
            <text:p>-2.45588771150085</text:p>
          </table:table-cell>
          <table:table-cell office:value-type="float" office:value="-5.58393619803951" calcext:value-type="float">
            <text:p>-5.58393619803951</text:p>
          </table:table-cell>
          <table:table-cell office:value-type="float" office:value="-2.73090101207679" calcext:value-type="float">
            <text:p>-2.73090101207679</text:p>
          </table:table-cell>
          <table:table-cell office:value-type="float" office:value="-6.75096502305479" calcext:value-type="float">
            <text:p>-6.75096502305479</text:p>
          </table:table-cell>
          <table:table-cell office:value-type="float" office:value="-7.71256296743886" calcext:value-type="float">
            <text:p>-7.71256296743886</text:p>
          </table:table-cell>
          <table:table-cell office:value-type="float" office:value="-3.05952231064583" calcext:value-type="float">
            <text:p>-3.05952231064583</text:p>
          </table:table-cell>
          <table:table-cell office:value-type="float" office:value="-5.1752169892079" calcext:value-type="float">
            <text:p>-5.1752169892079</text:p>
          </table:table-cell>
          <table:table-cell office:value-type="float" office:value="-1.34411217676069" calcext:value-type="float">
            <text:p>-1.34411217676069</text:p>
          </table:table-cell>
          <table:table-cell office:value-type="float" office:value="-4.86871899467244" calcext:value-type="float">
            <text:p>-4.86871899467244</text:p>
          </table:table-cell>
          <table:table-cell office:value-type="float" office:value="-5.46389833252405" calcext:value-type="float">
            <text:p>-5.46389833252405</text:p>
          </table:table-cell>
          <table:table-cell office:value-type="float" office:value="3.89526918216986" calcext:value-type="float">
            <text:p>3.8952691821698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0.973889298988328" calcext:value-type="float">
            <text:p>-0.973889298988328</text:p>
          </table:table-cell>
          <table:table-cell office:value-type="float" office:value="-4.84491303000162" calcext:value-type="float">
            <text:p>-4.84491303000162</text:p>
          </table:table-cell>
          <table:table-cell office:value-type="float" office:value="-9.60198353810205" calcext:value-type="float">
            <text:p>-9.60198353810205</text:p>
          </table:table-cell>
          <table:table-cell office:value-type="float" office:value="-2.69236558153439" calcext:value-type="float">
            <text:p>-2.69236558153439</text:p>
          </table:table-cell>
          <table:table-cell office:value-type="float" office:value="-6.59707074526969" calcext:value-type="float">
            <text:p>-6.59707074526969</text:p>
          </table:table-cell>
          <table:table-cell office:value-type="float" office:value="-16.5489574007475" calcext:value-type="float">
            <text:p>-16.5489574007475</text:p>
          </table:table-cell>
          <table:table-cell office:value-type="float" office:value="-0.984373098981719" calcext:value-type="float">
            <text:p>-0.984373098981719</text:p>
          </table:table-cell>
          <table:table-cell office:value-type="float" office:value="-13.1752580818354" calcext:value-type="float">
            <text:p>-13.1752580818354</text:p>
          </table:table-cell>
          <table:table-cell office:value-type="float" office:value="-4.76959094212882" calcext:value-type="float">
            <text:p>-4.76959094212882</text:p>
          </table:table-cell>
          <table:table-cell office:value-type="float" office:value="-4.24919219008613" calcext:value-type="float">
            <text:p>-4.24919219008613</text:p>
          </table:table-cell>
          <table:table-cell office:value-type="float" office:value="-6.44375939076757" calcext:value-type="float">
            <text:p>-6.44375939076757</text:p>
          </table:table-cell>
          <table:table-cell office:value-type="float" office:value="5.17900240800258" calcext:value-type="float">
            <text:p>5.1790024080025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7.94742786340097" calcext:value-type="float">
            <text:p>-7.94742786340097</text:p>
          </table:table-cell>
          <table:table-cell office:value-type="float" office:value="-9.27022917833856" calcext:value-type="float">
            <text:p>-9.27022917833856</text:p>
          </table:table-cell>
          <table:table-cell office:value-type="float" office:value="-7.36044052960005" calcext:value-type="float">
            <text:p>-7.36044052960005</text:p>
          </table:table-cell>
          <table:table-cell office:value-type="float" office:value="-12.4443954241488" calcext:value-type="float">
            <text:p>-12.4443954241488</text:p>
          </table:table-cell>
          <table:table-cell office:value-type="float" office:value="-4.16371798988504" calcext:value-type="float">
            <text:p>-4.16371798988504</text:p>
          </table:table-cell>
          <table:table-cell office:value-type="float" office:value="-6.49889849445481" calcext:value-type="float">
            <text:p>-6.49889849445481</text:p>
          </table:table-cell>
          <table:table-cell office:value-type="float" office:value="-4.05552733556552" calcext:value-type="float">
            <text:p>-4.05552733556552</text:p>
          </table:table-cell>
          <table:table-cell office:value-type="float" office:value="-11.7073690007677" calcext:value-type="float">
            <text:p>-11.7073690007677</text:p>
          </table:table-cell>
          <table:table-cell office:value-type="float" office:value="-4.51014176025404" calcext:value-type="float">
            <text:p>-4.51014176025404</text:p>
          </table:table-cell>
          <table:table-cell office:value-type="float" office:value="-3.09768046941707" calcext:value-type="float">
            <text:p>-3.09768046941707</text:p>
          </table:table-cell>
          <table:table-cell office:value-type="float" office:value="-7.10558280458326" calcext:value-type="float">
            <text:p>-7.10558280458326</text:p>
          </table:table-cell>
          <table:table-cell office:value-type="float" office:value="3.27047013296788" calcext:value-type="float">
            <text:p>3.2704701329678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2.2934796554819" calcext:value-type="float">
            <text:p>-12.2934796554819</text:p>
          </table:table-cell>
          <table:table-cell office:value-type="float" office:value="-5.60880297256895" calcext:value-type="float">
            <text:p>-5.60880297256895</text:p>
          </table:table-cell>
          <table:table-cell office:value-type="float" office:value="-8.3843465414748" calcext:value-type="float">
            <text:p>-8.3843465414748</text:p>
          </table:table-cell>
          <table:table-cell office:value-type="float" office:value="-11.5141625205602" calcext:value-type="float">
            <text:p>-11.5141625205602</text:p>
          </table:table-cell>
          <table:table-cell office:value-type="float" office:value="-10.2588500551471" calcext:value-type="float">
            <text:p>-10.2588500551471</text:p>
          </table:table-cell>
          <table:table-cell office:value-type="float" office:value="-8.25314045850332" calcext:value-type="float">
            <text:p>-8.25314045850332</text:p>
          </table:table-cell>
          <table:table-cell office:value-type="float" office:value="-7.18540222352317" calcext:value-type="float">
            <text:p>-7.18540222352317</text:p>
          </table:table-cell>
          <table:table-cell office:value-type="float" office:value="-3.47353390787447" calcext:value-type="float">
            <text:p>-3.47353390787447</text:p>
          </table:table-cell>
          <table:table-cell office:value-type="float" office:value="-12.8178037539543" calcext:value-type="float">
            <text:p>-12.8178037539543</text:p>
          </table:table-cell>
          <table:table-cell office:value-type="float" office:value="-7.30171231917562" calcext:value-type="float">
            <text:p>-7.30171231917562</text:p>
          </table:table-cell>
          <table:table-cell office:value-type="float" office:value="-8.70912344082638" calcext:value-type="float">
            <text:p>-8.70912344082638</text:p>
          </table:table-cell>
          <table:table-cell office:value-type="float" office:value="3.0117930779294" calcext:value-type="float">
            <text:p>3.011793077929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4.30235773077689" calcext:value-type="float">
            <text:p>-4.30235773077689</text:p>
          </table:table-cell>
          <table:table-cell office:value-type="float" office:value="-26.5709680224539" calcext:value-type="float">
            <text:p>-26.5709680224539</text:p>
          </table:table-cell>
          <table:table-cell office:value-type="float" office:value="-19.8567219023012" calcext:value-type="float">
            <text:p>-19.8567219023012</text:p>
          </table:table-cell>
          <table:table-cell office:value-type="float" office:value="-9.78169365278733" calcext:value-type="float">
            <text:p>-9.78169365278733</text:p>
          </table:table-cell>
          <table:table-cell office:value-type="float" office:value="-4.41939326908965" calcext:value-type="float">
            <text:p>-4.41939326908965</text:p>
          </table:table-cell>
          <table:table-cell office:value-type="float" office:value="-6.47039648834347" calcext:value-type="float">
            <text:p>-6.47039648834347</text:p>
          </table:table-cell>
          <table:table-cell office:value-type="float" office:value="-11.7656363962673" calcext:value-type="float">
            <text:p>-11.7656363962673</text:p>
          </table:table-cell>
          <table:table-cell office:value-type="float" office:value="-12.9997784450098" calcext:value-type="float">
            <text:p>-12.9997784450098</text:p>
          </table:table-cell>
          <table:table-cell office:value-type="float" office:value="-4.65748834962509" calcext:value-type="float">
            <text:p>-4.65748834962509</text:p>
          </table:table-cell>
          <table:table-cell office:value-type="float" office:value="-15.1552720923934" calcext:value-type="float">
            <text:p>-15.1552720923934</text:p>
          </table:table-cell>
          <table:table-cell office:value-type="float" office:value="-11.5979706349048" calcext:value-type="float">
            <text:p>-11.5979706349048</text:p>
          </table:table-cell>
          <table:table-cell office:value-type="float" office:value="7.37536671455986" calcext:value-type="float">
            <text:p>7.3753667145598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2.4281443826598" calcext:value-type="float">
            <text:p>-12.4281443826598</text:p>
          </table:table-cell>
          <table:table-cell office:value-type="float" office:value="-8.73595708724687" calcext:value-type="float">
            <text:p>-8.73595708724687</text:p>
          </table:table-cell>
          <table:table-cell office:value-type="float" office:value="-7.0069354845047" calcext:value-type="float">
            <text:p>-7.0069354845047</text:p>
          </table:table-cell>
          <table:table-cell office:value-type="float" office:value="-16.3574374458895" calcext:value-type="float">
            <text:p>-16.3574374458895</text:p>
          </table:table-cell>
          <table:table-cell office:value-type="float" office:value="-6.38496913948785" calcext:value-type="float">
            <text:p>-6.38496913948785</text:p>
          </table:table-cell>
          <table:table-cell office:value-type="float" office:value="-8.38422637815269" calcext:value-type="float">
            <text:p>-8.38422637815269</text:p>
          </table:table-cell>
          <table:table-cell office:value-type="float" office:value="-5.94326345407664" calcext:value-type="float">
            <text:p>-5.94326345407664</text:p>
          </table:table-cell>
          <table:table-cell office:value-type="float" office:value="-11.0230339081523" calcext:value-type="float">
            <text:p>-11.0230339081523</text:p>
          </table:table-cell>
          <table:table-cell office:value-type="float" office:value="-5.43534381637798" calcext:value-type="float">
            <text:p>-5.43534381637798</text:p>
          </table:table-cell>
          <table:table-cell office:value-type="float" office:value="-10.3628207428193" calcext:value-type="float">
            <text:p>-10.3628207428193</text:p>
          </table:table-cell>
          <table:table-cell office:value-type="float" office:value="-9.20621318393676" calcext:value-type="float">
            <text:p>-9.20621318393676</text:p>
          </table:table-cell>
          <table:table-cell office:value-type="float" office:value="3.41107294740967" calcext:value-type="float">
            <text:p>3.41107294740967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5.5133578131744" calcext:value-type="float">
            <text:p>-15.5133578131744</text:p>
          </table:table-cell>
          <table:table-cell office:value-type="float" office:value="-14.7208853141359" calcext:value-type="float">
            <text:p>-14.7208853141359</text:p>
          </table:table-cell>
          <table:table-cell office:value-type="float" office:value="-3.51468732377327" calcext:value-type="float">
            <text:p>-3.51468732377327</text:p>
          </table:table-cell>
          <table:table-cell office:value-type="float" office:value="-15.5632913478927" calcext:value-type="float">
            <text:p>-15.5632913478927</text:p>
          </table:table-cell>
          <table:table-cell office:value-type="float" office:value="-15.9092352720216" calcext:value-type="float">
            <text:p>-15.9092352720216</text:p>
          </table:table-cell>
          <table:table-cell office:value-type="float" office:value="-18.1630547237835" calcext:value-type="float">
            <text:p>-18.1630547237835</text:p>
          </table:table-cell>
          <table:table-cell office:value-type="float" office:value="-10.0321460182804" calcext:value-type="float">
            <text:p>-10.0321460182804</text:p>
          </table:table-cell>
          <table:table-cell office:value-type="float" office:value="-8.53069331569537" calcext:value-type="float">
            <text:p>-8.53069331569537</text:p>
          </table:table-cell>
          <table:table-cell office:value-type="float" office:value="-22.6477362029906" calcext:value-type="float">
            <text:p>-22.6477362029906</text:p>
          </table:table-cell>
          <table:table-cell office:value-type="float" office:value="-11.1953849607846" calcext:value-type="float">
            <text:p>-11.1953849607846</text:p>
          </table:table-cell>
          <table:table-cell office:value-type="float" office:value="-13.5790472292532" calcext:value-type="float">
            <text:p>-13.5790472292532</text:p>
          </table:table-cell>
          <table:table-cell office:value-type="float" office:value="5.40273766663776" calcext:value-type="float">
            <text:p>5.40273766663776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37.4945249920871" calcext:value-type="float">
            <text:p>-37.4945249920871</text:p>
          </table:table-cell>
          <table:table-cell office:value-type="float" office:value="-4.82427275568428" calcext:value-type="float">
            <text:p>-4.82427275568428</text:p>
          </table:table-cell>
          <table:table-cell office:value-type="float" office:value="-4.64665465198962" calcext:value-type="float">
            <text:p>-4.64665465198962</text:p>
          </table:table-cell>
          <table:table-cell office:value-type="float" office:value="-4.83461214173579" calcext:value-type="float">
            <text:p>-4.83461214173579</text:p>
          </table:table-cell>
          <table:table-cell office:value-type="float" office:value="-19.8778936747276" calcext:value-type="float">
            <text:p>-19.8778936747276</text:p>
          </table:table-cell>
          <table:table-cell office:value-type="float" office:value="-14.0825948587803" calcext:value-type="float">
            <text:p>-14.0825948587803</text:p>
          </table:table-cell>
          <table:table-cell office:value-type="float" office:value="-8.23360953576962" calcext:value-type="float">
            <text:p>-8.23360953576962</text:p>
          </table:table-cell>
          <table:table-cell office:value-type="float" office:value="-11.3021746607778" calcext:value-type="float">
            <text:p>-11.3021746607778</text:p>
          </table:table-cell>
          <table:table-cell office:value-type="float" office:value="-9.01458384841615" calcext:value-type="float">
            <text:p>-9.01458384841615</text:p>
          </table:table-cell>
          <table:table-cell office:value-type="float" office:value="-33.4718023824058" calcext:value-type="float">
            <text:p>-33.4718023824058</text:p>
          </table:table-cell>
          <table:table-cell office:value-type="float" office:value="-14.7782723502374" calcext:value-type="float">
            <text:p>-14.7782723502374</text:p>
          </table:table-cell>
          <table:table-cell office:value-type="float" office:value="11.9290049835543" calcext:value-type="float">
            <text:p>11.929004983554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6.8420068058254" calcext:value-type="float">
            <text:p>-16.8420068058254</text:p>
          </table:table-cell>
          <table:table-cell office:value-type="float" office:value="-15.2879194299938" calcext:value-type="float">
            <text:p>-15.2879194299938</text:p>
          </table:table-cell>
          <table:table-cell office:value-type="float" office:value="-9.10688267437009" calcext:value-type="float">
            <text:p>-9.10688267437009</text:p>
          </table:table-cell>
          <table:table-cell office:value-type="float" office:value="-17.1369425351116" calcext:value-type="float">
            <text:p>-17.1369425351116</text:p>
          </table:table-cell>
          <table:table-cell office:value-type="float" office:value="-4.63201703086109" calcext:value-type="float">
            <text:p>-4.63201703086109</text:p>
          </table:table-cell>
          <table:table-cell office:value-type="float" office:value="-7.38548244011589" calcext:value-type="float">
            <text:p>-7.38548244011589</text:p>
          </table:table-cell>
          <table:table-cell office:value-type="float" office:value="-34.0807547877965" calcext:value-type="float">
            <text:p>-34.0807547877965</text:p>
          </table:table-cell>
          <table:table-cell office:value-type="float" office:value="-10.0566353561744" calcext:value-type="float">
            <text:p>-10.0566353561744</text:p>
          </table:table-cell>
          <table:table-cell office:value-type="float" office:value="-12.8060256599733" calcext:value-type="float">
            <text:p>-12.8060256599733</text:p>
          </table:table-cell>
          <table:table-cell office:value-type="float" office:value="-39.5821920324779" calcext:value-type="float">
            <text:p>-39.5821920324779</text:p>
          </table:table-cell>
          <table:table-cell office:value-type="float" office:value="-16.69168587527" calcext:value-type="float">
            <text:p>-16.69168587527</text:p>
          </table:table-cell>
          <table:table-cell office:value-type="float" office:value="11.4369718466778" calcext:value-type="float">
            <text:p>11.436971846677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5.05293859845161" calcext:value-type="float">
            <text:p>-5.05293859845161</text:p>
          </table:table-cell>
          <table:table-cell office:value-type="float" office:value="-14.3846453368169" calcext:value-type="float">
            <text:p>-14.3846453368169</text:p>
          </table:table-cell>
          <table:table-cell office:value-type="float" office:value="-4.77737780579025" calcext:value-type="float">
            <text:p>-4.77737780579025</text:p>
          </table:table-cell>
          <table:table-cell office:value-type="float" office:value="-8.10070151755969" calcext:value-type="float">
            <text:p>-8.10070151755969</text:p>
          </table:table-cell>
          <table:table-cell office:value-type="float" office:value="-10.0609370070702" calcext:value-type="float">
            <text:p>-10.0609370070702</text:p>
          </table:table-cell>
          <table:table-cell office:value-type="float" office:value="-7.99778138727509" calcext:value-type="float">
            <text:p>-7.99778138727509</text:p>
          </table:table-cell>
          <table:table-cell office:value-type="float" office:value="-8.84467280158099" calcext:value-type="float">
            <text:p>-8.84467280158099</text:p>
          </table:table-cell>
          <table:table-cell office:value-type="float" office:value="-8.86065252686853" calcext:value-type="float">
            <text:p>-8.86065252686853</text:p>
          </table:table-cell>
          <table:table-cell office:value-type="float" office:value="-7.06849119778537" calcext:value-type="float">
            <text:p>-7.06849119778537</text:p>
          </table:table-cell>
          <table:table-cell office:value-type="float" office:value="-8.38093840623141" calcext:value-type="float">
            <text:p>-8.38093840623141</text:p>
          </table:table-cell>
          <table:table-cell office:value-type="float" office:value="-8.352913658543" calcext:value-type="float">
            <text:p>-8.352913658543</text:p>
          </table:table-cell>
          <table:table-cell office:value-type="float" office:value="2.69388824689558" calcext:value-type="float">
            <text:p>2.69388824689558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5.9145669339515" calcext:value-type="float">
            <text:p>-15.9145669339515</text:p>
          </table:table-cell>
          <table:table-cell office:value-type="float" office:value="-15.2859631295466" calcext:value-type="float">
            <text:p>-15.2859631295466</text:p>
          </table:table-cell>
          <table:table-cell office:value-type="float" office:value="-14.934709029501" calcext:value-type="float">
            <text:p>-14.934709029501</text:p>
          </table:table-cell>
          <table:table-cell office:value-type="float" office:value="-13.4056450861473" calcext:value-type="float">
            <text:p>-13.4056450861473</text:p>
          </table:table-cell>
          <table:table-cell office:value-type="float" office:value="-8.98887791127208" calcext:value-type="float">
            <text:p>-8.98887791127208</text:p>
          </table:table-cell>
          <table:table-cell office:value-type="float" office:value="-10.5192717708306" calcext:value-type="float">
            <text:p>-10.5192717708306</text:p>
          </table:table-cell>
          <table:table-cell office:value-type="float" office:value="-17.0339443436973" calcext:value-type="float">
            <text:p>-17.0339443436973</text:p>
          </table:table-cell>
          <table:table-cell office:value-type="float" office:value="-5.66314938312337" calcext:value-type="float">
            <text:p>-5.66314938312337</text:p>
          </table:table-cell>
          <table:table-cell office:value-type="float" office:value="-10.8818596113057" calcext:value-type="float">
            <text:p>-10.8818596113057</text:p>
          </table:table-cell>
          <table:table-cell office:value-type="float" office:value="-19.2939194784855" calcext:value-type="float">
            <text:p>-19.2939194784855</text:p>
          </table:table-cell>
          <table:table-cell office:value-type="float" office:value="-13.1921906677861" calcext:value-type="float">
            <text:p>-13.1921906677861</text:p>
          </table:table-cell>
          <table:table-cell office:value-type="float" office:value="4.13257708521239" calcext:value-type="float">
            <text:p>4.1325770852123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0.1735458247339" calcext:value-type="float">
            <text:p>-20.1735458247339</text:p>
          </table:table-cell>
          <table:table-cell office:value-type="float" office:value="-11.198209561885" calcext:value-type="float">
            <text:p>-11.198209561885</text:p>
          </table:table-cell>
          <table:table-cell office:value-type="float" office:value="-17.2141619353937" calcext:value-type="float">
            <text:p>-17.2141619353937</text:p>
          </table:table-cell>
          <table:table-cell office:value-type="float" office:value="-16.6063812809085" calcext:value-type="float">
            <text:p>-16.6063812809085</text:p>
          </table:table-cell>
          <table:table-cell office:value-type="float" office:value="-21.6711594758543" calcext:value-type="float">
            <text:p>-21.6711594758543</text:p>
          </table:table-cell>
          <table:table-cell office:value-type="float" office:value="-11.198209561885" calcext:value-type="float">
            <text:p>-11.198209561885</text:p>
          </table:table-cell>
          <table:table-cell office:value-type="float" office:value="-22.2003382421822" calcext:value-type="float">
            <text:p>-22.2003382421822</text:p>
          </table:table-cell>
          <table:table-cell office:value-type="float" office:value="-23.4361855591522" calcext:value-type="float">
            <text:p>-23.4361855591522</text:p>
          </table:table-cell>
          <table:table-cell office:value-type="float" office:value="-17.2694772259661" calcext:value-type="float">
            <text:p>-17.2694772259661</text:p>
          </table:table-cell>
          <table:table-cell office:value-type="float" office:value="-23.4361855591522" calcext:value-type="float">
            <text:p>-23.4361855591522</text:p>
          </table:table-cell>
          <table:table-cell office:value-type="float" office:value="-18.4403854227113" calcext:value-type="float">
            <text:p>-18.4403854227113</text:p>
          </table:table-cell>
          <table:table-cell office:value-type="float" office:value="4.57810578016291" calcext:value-type="float">
            <text:p>4.57810578016291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3.1505086887752665, -2.480908352305966, -3.099534355509892, -3.6259823282654757]</text:p>
          </table:table-cell>
          <table:table-cell office:value-type="string" calcext:value-type="string">
            <text:p>[-0.04264178285970921, -0.22988109174248983, -0.5663607765880707, -0.6294420274921997]</text:p>
          </table:table-cell>
          <table:table-cell office:value-type="string" calcext:value-type="string">
            <text:p>[0.5029044754481293, -0.29350866284987287, -1.1947922023432422, -3.0465633656383773]</text:p>
          </table:table-cell>
          <table:table-cell office:value-type="string" calcext:value-type="string">
            <text:p>[-4.698875424396354, -0.7721011945916345, -0.5771596683920688, -0.4284905922450122]</text:p>
          </table:table-cell>
          <table:table-cell office:value-type="string" calcext:value-type="string">
            <text:p>[-0.12975923254443522, -0.2441060524037919, -0.7108929974008138, -1.2028595761306438]</text:p>
          </table:table-cell>
          <table:table-cell office:value-type="string" calcext:value-type="string">
            <text:p>[-0.6653689283821596, -0.8050631903000038, -1.1779267471508037, -1.5720386095962935]</text:p>
          </table:table-cell>
          <table:table-cell office:value-type="string" calcext:value-type="string">
            <text:p>[-2.8702387903918103, -0.06342811881527854, -0.43613897735497176, -1.074821562263284]</text:p>
          </table:table-cell>
          <table:table-cell office:value-type="string" calcext:value-type="string">
            <text:p>[-3.1505086887752665, -2.480908352305966, -3.099534355509892, -3.6259823282654757]</text:p>
          </table:table-cell>
          <table:table-cell office:value-type="string" calcext:value-type="string">
            <text:p>[0.14624100834175202, 1.0285203053081893, 2.0730544646115345, 3.1453484927872477]</text:p>
          </table:table-cell>
          <table:table-cell office:value-type="string" calcext:value-type="string">
            <text:p>[-2.096563286783737, -2.0095345020134214, -3.892670418557387, -6.67101726351482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2.7889154905631486, 0.6291851924395186, 1.103682598740785, 1.1483532948542319]</text:p>
          </table:table-cell>
          <table:table-cell office:value-type="string" calcext:value-type="string">
            <text:p>[-28.831044509590043, -0.7625635165424693, -0.4442699933576266, -0.43778699950007827]</text:p>
          </table:table-cell>
          <table:table-cell office:value-type="string" calcext:value-type="string">
            <text:p>[-3.5082935764616074, -1.20544629848498, -0.915063089968271, -0.018842133881258327]</text:p>
          </table:table-cell>
          <table:table-cell office:value-type="string" calcext:value-type="string">
            <text:p>[0.12596172487316926, -0.424723923388437, -1.4461284630099547, -3.160695779986389]</text:p>
          </table:table-cell>
          <table:table-cell office:value-type="string" calcext:value-type="string">
            <text:p>[-5.7961027079985294, -0.3365723881223248, -1.4400884315011186, -3.8946028356011686]</text:p>
          </table:table-cell>
          <table:table-cell office:value-type="string" calcext:value-type="string">
            <text:p>[-5.64268169818436, 0.6779946016931104, 1.1672523461067286, 1.6057633392149273]</text:p>
          </table:table-cell>
          <table:table-cell office:value-type="string" calcext:value-type="string">
            <text:p>[-0.9324464249892195, -1.9576999373047688, -3.816465024543292, -6.740644526329387]</text:p>
          </table:table-cell>
          <table:table-cell office:value-type="string" calcext:value-type="string">
            <text:p>[-0.3689312435334102, -1.3283670648167378, -2.3344718176603774, -2.7599977964912092]</text:p>
          </table:table-cell>
          <table:table-cell office:value-type="string" calcext:value-type="string">
            <text:p>[-0.09756776216935936, -0.4351356137745954, -1.1964806097511493, -1.8478788078970965]</text:p>
          </table:table-cell>
          <table:table-cell office:value-type="string" calcext:value-type="string">
            <text:p>[-2.7884418436303404, -0.45248393682677523, -1.139947845875966, -2.192231551867762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6.8154907768231965, -5.4718866158666835, -8.00076478977183, -11.407123381886407]</text:p>
          </table:table-cell>
          <table:table-cell office:value-type="string" calcext:value-type="string">
            <text:p>[-2.7533469726012783, -1.4330256207309988, -3.773713841860249, -8.000583793400473]</text:p>
          </table:table-cell>
          <table:table-cell office:value-type="string" calcext:value-type="string">
            <text:p>[-16.440540589976415, 0.15014345910898674, 0.14672026714332986, 0.34689903048407134]</text:p>
          </table:table-cell>
          <table:table-cell office:value-type="string" calcext:value-type="string">
            <text:p>[-5.860404448815815, -2.1223202859961265, -3.621554449461173, -5.2634853272815585]</text:p>
          </table:table-cell>
          <table:table-cell office:value-type="string" calcext:value-type="string">
            <text:p>[-3.3141156956632667, -1.4860489586404846, -3.0837012473234893, -6.749439833272675]</text:p>
          </table:table-cell>
          <table:table-cell office:value-type="string" calcext:value-type="string">
            <text:p>[-8.519844990624726, -0.20680217804591727, -1.1585059413378396, -2.0124919101938366]</text:p>
          </table:table-cell>
          <table:table-cell office:value-type="string" calcext:value-type="string">
            <text:p>[-1.6959147742956704, -2.744899852008631, -5.077421832014517, -7.20640488320472]</text:p>
          </table:table-cell>
          <table:table-cell office:value-type="string" calcext:value-type="string">
            <text:p>[-3.735549048672193, -4.667699363656408, -7.172337172767795, -10.29576298776993]</text:p>
          </table:table-cell>
          <table:table-cell office:value-type="string" calcext:value-type="string">
            <text:p>[-3.732655599631185, -1.7855155038110082, -1.9434401227162112, -1.7307211273753564]</text:p>
          </table:table-cell>
          <table:table-cell office:value-type="string" calcext:value-type="string">
            <text:p>[-1.6959147742956704, -2.744899852008631, -5.077421832014517, -7.2064048832047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8.900013104232208, -0.5977636554635568, -1.5267377696390971, -4.020273551828235]</text:p>
          </table:table-cell>
          <table:table-cell office:value-type="string" calcext:value-type="string">
            <text:p>[-16.121222962868508, -1.2173125686119945, -2.114341929448349, -2.1779290359612347]</text:p>
          </table:table-cell>
          <table:table-cell office:value-type="string" calcext:value-type="string">
            <text:p>[-6.5925376306892325, -3.6035917019204833, -5.39168515234425, -8.89145142735912]</text:p>
          </table:table-cell>
          <table:table-cell office:value-type="string" calcext:value-type="string">
            <text:p>[-12.06163956328179, -0.4932837491478326, -0.12095228834350102, -0.91553016844379]</text:p>
          </table:table-cell>
          <table:table-cell office:value-type="string" calcext:value-type="string">
            <text:p>[-5.886647147070501, -1.7023958766547054, -2.399163148811323, -3.519455759177048]</text:p>
          </table:table-cell>
          <table:table-cell office:value-type="string" calcext:value-type="string">
            <text:p>[-4.105317859617319, -1.6021634985703637, -4.468979102489912, -7.937232331260136]</text:p>
          </table:table-cell>
          <table:table-cell office:value-type="string" calcext:value-type="string">
            <text:p>[-3.117224501818505, -2.0355039054691826, -3.83864904129283, -4.902102367389105]</text:p>
          </table:table-cell>
          <table:table-cell office:value-type="string" calcext:value-type="string">
            <text:p>[-7.322299942303312, -2.36559507783487, -3.9276508292887424, -6.16872451698498]</text:p>
          </table:table-cell>
          <table:table-cell office:value-type="string" calcext:value-type="string">
            <text:p>[-6.553324298475127, -4.480357763966825, -5.589201801463584, -6.06387747379864]</text:p>
          </table:table-cell>
          <table:table-cell office:value-type="string" calcext:value-type="string">
            <text:p>[-4.974166570285732, -1.9211623695102542, -2.728083952330418, -3.201437839417220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2.0515129645139796, -9.932223281384811, -19.62363621865988, -28.221267302812535]</text:p>
          </table:table-cell>
          <table:table-cell office:value-type="string" calcext:value-type="string">
            <text:p>[-1.5930575197369068, -1.088264172952469, -2.4441301263545823, -4.698099026959457]</text:p>
          </table:table-cell>
          <table:table-cell office:value-type="string" calcext:value-type="string">
            <text:p>[-23.09255457627639, 0.6539529363245866, 0.7471601283260076, -0.6443032805322435]</text:p>
          </table:table-cell>
          <table:table-cell office:value-type="string" calcext:value-type="string">
            <text:p>[-8.321718646852162, -0.2363083907932051, -0.984408169331008, -1.381168841330771]</text:p>
          </table:table-cell>
          <table:table-cell office:value-type="string" calcext:value-type="string">
            <text:p>[-25.04237861572225, -0.491648688138957, -0.5697742834242181, -0.900058504933754]</text:p>
          </table:table-cell>
          <table:table-cell office:value-type="string" calcext:value-type="string">
            <text:p>[-16.55936308319843, -3.335919079469618, -5.059548162292948, -5.895421544794455]</text:p>
          </table:table-cell>
          <table:table-cell office:value-type="string" calcext:value-type="string">
            <text:p>[-10.605422007213349, -0.6370258842591348, -0.5654883731956106, -0.43015297791522134]</text:p>
          </table:table-cell>
          <table:table-cell office:value-type="string" calcext:value-type="string">
            <text:p>[-2.4163261062747576, -4.214840452681012, -5.734171028248292, -8.33553036962753]</text:p>
          </table:table-cell>
          <table:table-cell office:value-type="string" calcext:value-type="string">
            <text:p>[-2.719171418597921, -0.2451201194763497, -0.5811140199925013, -1.831043148975997]</text:p>
          </table:table-cell>
          <table:table-cell office:value-type="string" calcext:value-type="string">
            <text:p>[-10.394971653722651, -1.3692343615064662, -2.872269472029809, -4.83840049143085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6.522238779614176, 0.47317602233027944, 1.04802415457943, 1.105481406751152]</text:p>
          </table:table-cell>
          <table:table-cell office:value-type="string" calcext:value-type="string">
            <text:p>[-11.544837365594063, -1.7573258215178633, -2.5048686990823743, -3.572620233812196]</text:p>
          </table:table-cell>
          <table:table-cell office:value-type="string" calcext:value-type="string">
            <text:p>[-32.77093634935868, -1.274216952420404, -1.6969100888147626, -2.6658707618143707]</text:p>
          </table:table-cell>
          <table:table-cell office:value-type="string" calcext:value-type="string">
            <text:p>[-2.0477472829992793, -1.4550132861998355, -2.7131932623005506, -4.553508494637892]</text:p>
          </table:table-cell>
          <table:table-cell office:value-type="string" calcext:value-type="string">
            <text:p>[-18.102536449100405, -2.2228569513034424, -2.5339253221121183, -3.5289642585627945]</text:p>
          </table:table-cell>
          <table:table-cell office:value-type="string" calcext:value-type="string">
            <text:p>[-4.7987088534934275, -11.019511088306388, -20.698316367405933, -29.679293293784138]</text:p>
          </table:table-cell>
          <table:table-cell office:value-type="string" calcext:value-type="string">
            <text:p>[-6.452039820247468, 0.217688575253272, 1.0116945478387818, 1.2851643012285363]</text:p>
          </table:table-cell>
          <table:table-cell office:value-type="string" calcext:value-type="string">
            <text:p>[-36.29570079699129, -3.161307533358504, -5.050113653938104, -8.193910343053856]</text:p>
          </table:table-cell>
          <table:table-cell office:value-type="string" calcext:value-type="string">
            <text:p>[-3.9354279816315563, -2.13029918298675, -4.627152528531209, -8.385484075365746]</text:p>
          </table:table-cell>
          <table:table-cell office:value-type="string" calcext:value-type="string">
            <text:p>[-15.521285464379208, -0.7432420600811618, -0.5788100143455877, -0.1534312215385691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7.645426378371454, -2.2986302597960417, -4.673580279038214, -7.172074536398165]</text:p>
          </table:table-cell>
          <table:table-cell office:value-type="string" calcext:value-type="string">
            <text:p>[-18.67519617810467, -3.734579686107775, -6.2581851724916815, -8.412955676650125]</text:p>
          </table:table-cell>
          <table:table-cell office:value-type="string" calcext:value-type="string">
            <text:p>[-8.592111403678393, -4.889498509685675, -6.699330518754976, -9.260821686281151]</text:p>
          </table:table-cell>
          <table:table-cell office:value-type="string" calcext:value-type="string">
            <text:p>[-15.232586833728545, -7.71958803222208, -10.931129348298828, -15.89427748234582]</text:p>
          </table:table-cell>
          <table:table-cell office:value-type="string" calcext:value-type="string">
            <text:p>[-1.4019229573541958, -2.762263099362805, -4.5456419385274005, -7.945043964295739]</text:p>
          </table:table-cell>
          <table:table-cell office:value-type="string" calcext:value-type="string">
            <text:p>[-28.838589220894907, 0.1673681432617813, 1.1749129250747559, 1.500714174739115]</text:p>
          </table:table-cell>
          <table:table-cell office:value-type="string" calcext:value-type="string">
            <text:p>[-16.330082119731237, 0.22910000941126496, -0.012748336002510463, -0.10837889593959815]</text:p>
          </table:table-cell>
          <table:table-cell office:value-type="string" calcext:value-type="string">
            <text:p>[-20.517525712436147, -4.923293997376499, -8.283260884613618, -13.105395408644661]</text:p>
          </table:table-cell>
          <table:table-cell office:value-type="string" calcext:value-type="string">
            <text:p>[-8.340660992534787, -2.543522216515748, -3.398363218850653, -3.7580206131149874]</text:p>
          </table:table-cell>
          <table:table-cell office:value-type="string" calcext:value-type="string">
            <text:p>[-4.061966109548898, -2.277203534943073, -2.5354191260275494, -3.51613310714877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6.80319886302741, -2.9825941440851933, -3.868880604725522, -5.5192450100894686]</text:p>
          </table:table-cell>
          <table:table-cell office:value-type="string" calcext:value-type="string">
            <text:p>[-19.354544759455482, -0.6405696637245661, -0.7072078570052431, -1.7328896100905045]</text:p>
          </table:table-cell>
          <table:table-cell office:value-type="string" calcext:value-type="string">
            <text:p>[-26.59810351354992, -1.910709112275999, -2.5386704867902177, -2.4899030532830713]</text:p>
          </table:table-cell>
          <table:table-cell office:value-type="string" calcext:value-type="string">
            <text:p>[-33.33393602464727, -2.4563273333037206, -4.05721275770381, -6.209173966585824]</text:p>
          </table:table-cell>
          <table:table-cell office:value-type="string" calcext:value-type="string">
            <text:p>[-25.254364471763967, -2.577969098287758, -5.1855435882892875, -8.017523062247411]</text:p>
          </table:table-cell>
          <table:table-cell office:value-type="string" calcext:value-type="string">
            <text:p>[-28.799791850671564, -1.3275254616954335, -1.1297628230995116, -1.755481698546757]</text:p>
          </table:table-cell>
          <table:table-cell office:value-type="string" calcext:value-type="string">
            <text:p>[-16.170947068469154, -2.2957918758885087, -3.9565752072763027, -6.31829474245873]</text:p>
          </table:table-cell>
          <table:table-cell office:value-type="string" calcext:value-type="string">
            <text:p>[-8.511993022794861, -1.6218092457447542, -1.9787203431085532, -1.7816130198496927]</text:p>
          </table:table-cell>
          <table:table-cell office:value-type="string" calcext:value-type="string">
            <text:p>[-31.66164678966117, -3.495597379819637, -6.720823185131075, -9.393147661205337]</text:p>
          </table:table-cell>
          <table:table-cell office:value-type="string" calcext:value-type="string">
            <text:p>[-12.094475324194809, -3.2908962910437323, -5.206399174159815, -8.615078487304139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8.742377245947353, -2.1340406570942383, -2.676483112593875, -3.6565299074720947]</text:p>
          </table:table-cell>
          <table:table-cell office:value-type="string" calcext:value-type="string">
            <text:p>[-31.12173953114099, -15.157242778881841, -24.083672815609503, -35.9212169641834]</text:p>
          </table:table-cell>
          <table:table-cell office:value-type="string" calcext:value-type="string">
            <text:p>[-26.59994652058777, -9.134141285171893, -17.957721878120413, -25.73507792532488]</text:p>
          </table:table-cell>
          <table:table-cell office:value-type="string" calcext:value-type="string">
            <text:p>[-37.73411435109748, -1.1037471153977352, -1.0101303764683767, 0.7212172318142751]</text:p>
          </table:table-cell>
          <table:table-cell office:value-type="string" calcext:value-type="string">
            <text:p>[-11.156682988087274, -0.7489203223972618, -1.9138030473157208, -3.8581667185583424]</text:p>
          </table:table-cell>
          <table:table-cell office:value-type="string" calcext:value-type="string">
            <text:p>[-18.396882281142467, -2.315552195145054, -2.458912992478579, -2.7102384846077854]</text:p>
          </table:table-cell>
          <table:table-cell office:value-type="string" calcext:value-type="string">
            <text:p>[-11.925573564327753, -6.227925727106931, -10.760302560420465, -18.148743733214133]</text:p>
          </table:table-cell>
          <table:table-cell office:value-type="string" calcext:value-type="string">
            <text:p>[-21.647960893696848, -5.003014424928942, -9.534872451616305, -15.813266009797067]</text:p>
          </table:table-cell>
          <table:table-cell office:value-type="string" calcext:value-type="string">
            <text:p>[-15.314351471048004, -0.17674783929297888, -1.3359886907501783, -1.8028653974092146]</text:p>
          </table:table-cell>
          <table:table-cell office:value-type="string" calcext:value-type="string">
            <text:p>[-51.01568638629428, -2.9301587415769603, -2.6685913976911557, -4.0066518440113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34.17367113598371, -4.482343384810306, -5.143065002408509, -5.913498007436524]</text:p>
          </table:table-cell>
          <table:table-cell office:value-type="string" calcext:value-type="string">
            <text:p>[-18.798447245701656, -3.560131951388401, -5.622623344133171, -6.9626258077642555]</text:p>
          </table:table-cell>
          <table:table-cell office:value-type="string" calcext:value-type="string">
            <text:p>[-25.28986246570495, -0.7881019362857566, -1.1050663821080553, -0.8447111539200192]</text:p>
          </table:table-cell>
          <table:table-cell office:value-type="string" calcext:value-type="string">
            <text:p>[-19.639900307434587, -9.661620010092054, -14.73800879556828, -21.390220670462945]</text:p>
          </table:table-cell>
          <table:table-cell office:value-type="string" calcext:value-type="string">
            <text:p>[-18.12689135850214, -1.2465412135363563, -2.835951460460806, -3.3304925254521]</text:p>
          </table:table-cell>
          <table:table-cell office:value-type="string" calcext:value-type="string">
            <text:p>[-22.30074797449728, -2.4774266274555146, -3.9741470810349178, -4.784583829623057]</text:p>
          </table:table-cell>
          <table:table-cell office:value-type="string" calcext:value-type="string">
            <text:p>[-9.203489927712049, -3.5416769228581613, -4.688075923652235, -6.33981104208412]</text:p>
          </table:table-cell>
          <table:table-cell office:value-type="string" calcext:value-type="string">
            <text:p>[-33.041916045968335, -1.8204728328217845, -3.6994455830374084, -5.530301170781704]</text:p>
          </table:table-cell>
          <table:table-cell office:value-type="string" calcext:value-type="string">
            <text:p>[-20.05345186034273, -0.7741908448467782, -0.5000173123657525, -0.4137152479566586]</text:p>
          </table:table-cell>
          <table:table-cell office:value-type="string" calcext:value-type="string">
            <text:p>[-39.372972442946065, -1.4809502979101552, -0.724891682451978, 0.1275314520309045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3.06716153115807, -5.438907041177954, -9.31611622709758, -14.231246453263878]</text:p>
          </table:table-cell>
          <table:table-cell office:value-type="string" calcext:value-type="string">
            <text:p>[-46.201154818142264, -3.4816078391498584, -4.062952055288016, -5.137826543963397]</text:p>
          </table:table-cell>
          <table:table-cell office:value-type="string" calcext:value-type="string">
            <text:p>[-10.136243390799837, -0.3216170124159312, -1.5150616873887301, -2.0858272044885995]</text:p>
          </table:table-cell>
          <table:table-cell office:value-type="string" calcext:value-type="string">
            <text:p>[-48.892102056763505, -3.567622623490463, -4.216889390189005, -5.576551321127776]</text:p>
          </table:table-cell>
          <table:table-cell office:value-type="string" calcext:value-type="string">
            <text:p>[-25.882104329004886, -7.704902535445468, -11.70394406766, -18.3459901559762]</text:p>
          </table:table-cell>
          <table:table-cell office:value-type="string" calcext:value-type="string">
            <text:p>[-57.811974952249166, -3.743070900513734, -4.766500087956671, -6.330672954414318]</text:p>
          </table:table-cell>
          <table:table-cell office:value-type="string" calcext:value-type="string">
            <text:p>[-36.483642208373034, -1.3010302509300686, -1.08964227420687, -1.2542693396115023]</text:p>
          </table:table-cell>
          <table:table-cell office:value-type="string" calcext:value-type="string">
            <text:p>[-19.344306173324522, -3.9810619825216165, -4.8233776517737414, -5.974027455161601]</text:p>
          </table:table-cell>
          <table:table-cell office:value-type="string" calcext:value-type="string">
            <text:p>[-41.94308311028529, -12.106823679139556, -15.635924257412004, -20.905113765125428]</text:p>
          </table:table-cell>
          <table:table-cell office:value-type="string" calcext:value-type="string">
            <text:p>[-36.80088214853865, -3.059875769757081, -2.8327748493685245, -2.0880070754741853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0.182964697088266, -26.432775533846332, -35.72532336160297, -47.63703637581098]</text:p>
          </table:table-cell>
          <table:table-cell office:value-type="string" calcext:value-type="string">
            <text:p>[-9.26419844409223, -3.789633966835404, -3.7178467524170866, -2.52541185939239]</text:p>
          </table:table-cell>
          <table:table-cell office:value-type="string" calcext:value-type="string">
            <text:p>[-19.160985569297395, 0.22469606399523334, 0.08341268950039504, 0.2662582078432951]</text:p>
          </table:table-cell>
          <table:table-cell office:value-type="string" calcext:value-type="string">
            <text:p>[-19.458946385218965, -0.7248815361751593, -0.12930773349775215, 0.9746870879487224]</text:p>
          </table:table-cell>
          <table:table-cell office:value-type="string" calcext:value-type="string">
            <text:p>[-44.37289096235717, -7.995010597655416, -11.89590955362525, -15.247763585272445]</text:p>
          </table:table-cell>
          <table:table-cell office:value-type="string" calcext:value-type="string">
            <text:p>[-37.60400749199031, -3.432284352390158, -6.073473850547573, -9.220613740193272]</text:p>
          </table:table-cell>
          <table:table-cell office:value-type="string" calcext:value-type="string">
            <text:p>[-26.660177305161703, -2.306252437363421, -2.2545832547035127, -1.7134251458498229]</text:p>
          </table:table-cell>
          <table:table-cell office:value-type="string" calcext:value-type="string">
            <text:p>[-45.2279462028496, -1.555744508154011, -0.4818479082496552, 2.056839976141911]</text:p>
          </table:table-cell>
          <table:table-cell office:value-type="string" calcext:value-type="string">
            <text:p>[-37.0982756012445, -0.7377281604063368, 0.3618706974106267, 1.4157976705755915]</text:p>
          </table:table-cell>
          <table:table-cell office:value-type="string" calcext:value-type="string">
            <text:p>[-66.67818759152286, -13.705051599405117, -22.88827990746909, -30.615690431226096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52.03631666778288, -4.515701755815704, -4.796139476092587, -6.019869323610383]</text:p>
          </table:table-cell>
          <table:table-cell office:value-type="string" calcext:value-type="string">
            <text:p>[-53.1326401709965, -2.447113784723798, -2.490125699927126, -3.081798064327823]</text:p>
          </table:table-cell>
          <table:table-cell office:value-type="string" calcext:value-type="string">
            <text:p>[-33.40803026935111, -0.6796873150856975, -0.9409032614593693, -1.3989098515841736]</text:p>
          </table:table-cell>
          <table:table-cell office:value-type="string" calcext:value-type="string">
            <text:p>[-51.18357243051028, -4.431087769747033, -5.6063005307082525, -7.326809409480783]</text:p>
          </table:table-cell>
          <table:table-cell office:value-type="string" calcext:value-type="string">
            <text:p>[-16.94604085685323, -0.5092316773440464, -0.13073276314030657, -0.942062826106782]</text:p>
          </table:table-cell>
          <table:table-cell office:value-type="string" calcext:value-type="string">
            <text:p>[-27.19358810271477, -1.0540025117096397, -0.5413265423477753, -0.7530126036913609]</text:p>
          </table:table-cell>
          <table:table-cell office:value-type="string" calcext:value-type="string">
            <text:p>[-58.95975386857499, -17.427159272011238, -24.482721504840587, -35.453384505759324]</text:p>
          </table:table-cell>
          <table:table-cell office:value-type="string" calcext:value-type="string">
            <text:p>[-37.23194441214699, -1.9975829244539778, -1.2063789646535428, 0.20936487655698333]</text:p>
          </table:table-cell>
          <table:table-cell office:value-type="string" calcext:value-type="string">
            <text:p>[-37.95647081437035, -3.715576160075429, -4.440993397855264, -5.111062267592281]</text:p>
          </table:table-cell>
          <table:table-cell office:value-type="string" calcext:value-type="string">
            <text:p>[-63.84677743007396, -21.597865366490954, -29.982920356372556, -42.9012049769740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18.22347593197118, -1.093873235321574, -1.0226020537783542, 0.12819682726464832]</text:p>
          </table:table-cell>
          <table:table-cell office:value-type="string" calcext:value-type="string">
            <text:p>[-38.89069332939119, -4.685475415533702, -5.829628104188789, -8.132784498153889]</text:p>
          </table:table-cell>
          <table:table-cell office:value-type="string" calcext:value-type="string">
            <text:p>[-14.084035470103151, -1.6136922663712028, -1.1090099081279892, -2.3027735785586367]</text:p>
          </table:table-cell>
          <table:table-cell office:value-type="string" calcext:value-type="string">
            <text:p>[-29.360876115748535, -0.9283232162080823, -1.4250532394317394, -0.6885534988504194]</text:p>
          </table:table-cell>
          <table:table-cell office:value-type="string" calcext:value-type="string">
            <text:p>[-37.53558125379723, -1.9703131791018125, -1.2141378866917574, 0.47628429131009176]</text:p>
          </table:table-cell>
          <table:table-cell office:value-type="string" calcext:value-type="string">
            <text:p>[-25.747353458471945, -2.3563580158813657, -1.9142517712405382, -1.973162303506526]</text:p>
          </table:table-cell>
          <table:table-cell office:value-type="string" calcext:value-type="string">
            <text:p>[-20.125619551816886, -2.6818059237281755, -5.059633148123033, -7.511632582655858]</text:p>
          </table:table-cell>
          <table:table-cell office:value-type="string" calcext:value-type="string">
            <text:p>[-37.929874903899055, -0.16905113807514915, 0.8563919253940844, 1.799924009106002]</text:p>
          </table:table-cell>
          <table:table-cell office:value-type="string" calcext:value-type="string">
            <text:p>[-27.717393755438557, -0.9240564480986091, -0.17310969127666276, 0.5405951036723478]</text:p>
          </table:table-cell>
          <table:table-cell office:value-type="string" calcext:value-type="string">
            <text:p>[-34.86510489651597, -0.5242001272427688, 0.3018216303383059, 1.563729768494826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59.14626258147013, -2.798056339133903, -1.3418003905492082, -0.37214842465260745]</text:p>
          </table:table-cell>
          <table:table-cell office:value-type="string" calcext:value-type="string">
            <text:p>[-61.54895773851348, -1.6340495828371493, 0.2203631618218127, 1.8187916413423433]</text:p>
          </table:table-cell>
          <table:table-cell office:value-type="string" calcext:value-type="string">
            <text:p>[-57.57274581444929, -2.3989638517899703, -0.820845797572356, 1.053719345807702]</text:p>
          </table:table-cell>
          <table:table-cell office:value-type="string" calcext:value-type="string">
            <text:p>[-46.84720631447872, -2.6344225953609746, -2.2072664759301253, -1.9336849588192262]</text:p>
          </table:table-cell>
          <table:table-cell office:value-type="string" calcext:value-type="string">
            <text:p>[-31.51286537984619, -2.17375225914207, -1.9001192256850263, -0.36877478041503764]</text:p>
          </table:table-cell>
          <table:table-cell office:value-type="string" calcext:value-type="string">
            <text:p>[-43.5620952674443, -0.2624393394392799, 0.23275921014028755, 1.514688313420931]</text:p>
          </table:table-cell>
          <table:table-cell office:value-type="string" calcext:value-type="string">
            <text:p>[-61.85294578093365, -3.0331203539849305, -1.988730643000891, -1.2609805968695875]</text:p>
          </table:table-cell>
          <table:table-cell office:value-type="string" calcext:value-type="string">
            <text:p>[-24.259522742477557, -0.5766840823451247, 0.38886247742198066, 1.7947468149072332]</text:p>
          </table:table-cell>
          <table:table-cell office:value-type="string" calcext:value-type="string">
            <text:p>[-42.692589259879156, -1.5394810862891406, -0.5996606408607663, 1.304292541806129]</text:p>
          </table:table-cell>
          <table:table-cell office:value-type="string" calcext:value-type="string">
            <text:p>[-67.93138934562226, -4.386555663607594, -2.640030506528146, -2.21770239818386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9.09123191273248, -3.7602118290454456, 0.2629370029647249, 1.8943234398775766]</text:p>
          </table:table-cell>
          <table:table-cell office:value-type="string" calcext:value-type="string">
            <text:p>[-41.38316343287056, -3.1950167529311235, -1.2970883063535776, 1.0824302446153844]</text:p>
          </table:table-cell>
          <table:table-cell office:value-type="string" calcext:value-type="string">
            <text:p>[-64.32700356025242, -3.2746378201963022, -2.0020021889326944, 0.7469958278067623]</text:p>
          </table:table-cell>
          <table:table-cell office:value-type="string" calcext:value-type="string">
            <text:p>[-63.276188862303414, -3.107896670321253, -1.18773516933659, 1.1462955783273276]</text:p>
          </table:table-cell>
          <table:table-cell office:value-type="string" calcext:value-type="string">
            <text:p>[-83.23452926951012, -3.1560215915098944, -1.4218092585180475, 1.1277222161209188]</text:p>
          </table:table-cell>
          <table:table-cell office:value-type="string" calcext:value-type="string">
            <text:p>[-41.38316343287056, -3.1950167529311235, -1.2970883063535776, 1.0824302446153844]</text:p>
          </table:table-cell>
          <table:table-cell office:value-type="string" calcext:value-type="string">
            <text:p>[-83.71530758857459, -4.177543620186119, -1.5868969127177168, 0.6783951527495669]</text:p>
          </table:table-cell>
          <table:table-cell office:value-type="string" calcext:value-type="string">
            <text:p>[-85.56105006236024, -5.2085233207832315, -2.788634642562182, -0.18653421090306654]</text:p>
          </table:table-cell>
          <table:table-cell office:value-type="string" calcext:value-type="string">
            <text:p>[-63.07356641513415, -4.2145813719970615, -2.6556801270032793, 0.8659190102702885]</text:p>
          </table:table-cell>
          <table:table-cell office:value-type="string" calcext:value-type="string">
            <text:p>[-85.56105006236024, -5.2085233207832315, -2.788634642562182, -0.18653421090306654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9058923641496504, 0.5231670573513124, 0.6103650640096813, 0.719025054859933]</text:p>
          </table:table-cell>
          <table:table-cell office:value-type="string" calcext:value-type="string">
            <text:p>[0.2763408233537013, 0.5109789918848338, 0.59561997899031, 0.6985086521442533]</text:p>
          </table:table-cell>
          <table:table-cell office:value-type="string" calcext:value-type="string">
            <text:p>[0.2701213646910593, 0.511383738291627, 0.5988765012449282, 0.7154421568938638]</text:p>
          </table:table-cell>
          <table:table-cell office:value-type="string" calcext:value-type="string">
            <text:p>[0.32809143441601774, 0.5139156203122723, 0.5957597249454138, 0.6967338479641275]</text:p>
          </table:table-cell>
          <table:table-cell office:value-type="string" calcext:value-type="string">
            <text:p>[0.28357637258227164, 0.5110127503500771, 0.596223940632624, 0.7027341178742365]</text:p>
          </table:table-cell>
          <table:table-cell office:value-type="string" calcext:value-type="string">
            <text:p>[0.2749196183050635, 0.5136869740361097, 0.598865204691611, 0.7048051597550188]</text:p>
          </table:table-cell>
          <table:table-cell office:value-type="string" calcext:value-type="string">
            <text:p>[0.2726443538639293, 0.5094228272828806, 0.5939271231335065, 0.7017470663563659]</text:p>
          </table:table-cell>
          <table:table-cell office:value-type="string" calcext:value-type="string">
            <text:p>[0.29058923641496504, 0.5231670573513124, 0.6103650640096813, 0.719025054859933]</text:p>
          </table:table-cell>
          <table:table-cell office:value-type="string" calcext:value-type="string">
            <text:p>[0.27153436569908773, 0.5056148361177532, 0.5800233731978202, 0.672030012099618]</text:p>
          </table:table-cell>
          <table:table-cell office:value-type="string" calcext:value-type="string">
            <text:p>[0.2782591393573993, 0.5200351223129629, 0.6148421537842443, 0.740866077916892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7190080403877176, 0.5069489437844003, 0.5855260479187523, 0.6859221577952616]</text:p>
          </table:table-cell>
          <table:table-cell office:value-type="string" calcext:value-type="string">
            <text:p>[0.3476212661138022, 0.5139752965584388, 0.5947238624088699, 0.6971565900143714]</text:p>
          </table:table-cell>
          <table:table-cell office:value-type="string" calcext:value-type="string">
            <text:p>[0.2899809054317752, 0.5172906010373267, 0.59705853120788, 0.6937152491783822]</text:p>
          </table:table-cell>
          <table:table-cell office:value-type="string" calcext:value-type="string">
            <text:p>[0.27987247309705193, 0.5114045303032325, 0.5999745317391458, 0.7157965915114055]</text:p>
          </table:table-cell>
          <table:table-cell office:value-type="string" calcext:value-type="string">
            <text:p>[0.304084018054546, 0.5116438469557145, 0.6001768955677529, 0.7200484306993047]</text:p>
          </table:table-cell>
          <table:table-cell office:value-type="string" calcext:value-type="string">
            <text:p>[0.3051457221218789, 0.5071860424841564, 0.5853677442757294, 0.6829213445727406]</text:p>
          </table:table-cell>
          <table:table-cell office:value-type="string" calcext:value-type="string">
            <text:p>[0.27776552908456503, 0.5197440513286318, 0.6145385485600194, 0.740837130760989]</text:p>
          </table:table-cell>
          <table:table-cell office:value-type="string" calcext:value-type="string">
            <text:p>[0.28658289625473493, 0.5170050024530716, 0.6060125047168449, 0.7138148090549568]</text:p>
          </table:table-cell>
          <table:table-cell office:value-type="string" calcext:value-type="string">
            <text:p>[0.284771052269066, 0.5128208121972866, 0.5993838783095161, 0.7073637789500995]</text:p>
          </table:table-cell>
          <table:table-cell office:value-type="string" calcext:value-type="string">
            <text:p>[0.27840411735476384, 0.5112721168991547, 0.5992493780916193, 0.709981342000491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3444069339373846, 0.5387942773622347, 0.6385019659437194, 0.7741408395232526]</text:p>
          </table:table-cell>
          <table:table-cell office:value-type="string" calcext:value-type="string">
            <text:p>[0.2740224186137476, 0.516800178926282, 0.6131379194308906, 0.7491054001151647]</text:p>
          </table:table-cell>
          <table:table-cell office:value-type="string" calcext:value-type="string">
            <text:p>[0.3316407221397122, 0.5097982475187668, 0.5916115521564762, 0.6918407039101913]</text:p>
          </table:table-cell>
          <table:table-cell office:value-type="string" calcext:value-type="string">
            <text:p>[0.2918671150437439, 0.5217637024633908, 0.6120562601987467, 0.7294316025230205]</text:p>
          </table:table-cell>
          <table:table-cell office:value-type="string" calcext:value-type="string">
            <text:p>[0.2797764886165788, 0.5163091031374407, 0.6109078851148402, 0.7415943599086182]</text:p>
          </table:table-cell>
          <table:table-cell office:value-type="string" calcext:value-type="string">
            <text:p>[0.30778239745682956, 0.5115797279613837, 0.599158955427871, 0.7082518664684838]</text:p>
          </table:table-cell>
          <table:table-cell office:value-type="string" calcext:value-type="string">
            <text:p>[0.2905206653568597, 0.5254676374545502, 0.622408044573394, 0.7449547199303405]</text:p>
          </table:table-cell>
          <table:table-cell office:value-type="string" calcext:value-type="string">
            <text:p>[0.297494146517412, 0.5346861543038446, 0.6335130839841737, 0.7662639450988683]</text:p>
          </table:table-cell>
          <table:table-cell office:value-type="string" calcext:value-type="string">
            <text:p>[0.29164894987343315, 0.5202653713959077, 0.6033391160760434, 0.7061959698577879]</text:p>
          </table:table-cell>
          <table:table-cell office:value-type="string" calcext:value-type="string">
            <text:p>[0.2905206653568597, 0.5254676374545502, 0.622408044573394, 0.744954719930340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2187693413543567, 0.5122751500484104, 0.6006907397978071, 0.7218885597832367]</text:p>
          </table:table-cell>
          <table:table-cell office:value-type="string" calcext:value-type="string">
            <text:p>[0.32852377510707587, 0.516324353711415, 0.6046355385331672, 0.7093643968443013]</text:p>
          </table:table-cell>
          <table:table-cell office:value-type="string" calcext:value-type="string">
            <text:p>[0.28436556821612785, 0.5288004945527429, 0.6242319555735674, 0.7567068100782312]</text:p>
          </table:table-cell>
          <table:table-cell office:value-type="string" calcext:value-type="string">
            <text:p>[0.3261955930083797, 0.5117300798624558, 0.5918224642770787, 0.7004949594662739]</text:p>
          </table:table-cell>
          <table:table-cell office:value-type="string" calcext:value-type="string">
            <text:p>[0.29151463675874423, 0.5196969989697597, 0.6064480709405292, 0.7188355238895984]</text:p>
          </table:table-cell>
          <table:table-cell office:value-type="string" calcext:value-type="string">
            <text:p>[0.2841077727042816, 0.5173332853290675, 0.6168954899465742, 0.7505788070614071]</text:p>
          </table:table-cell>
          <table:table-cell office:value-type="string" calcext:value-type="string">
            <text:p>[0.2877131401099837, 0.5190653521027621, 0.6131162299285757, 0.7289510124722457]</text:p>
          </table:table-cell>
          <table:table-cell office:value-type="string" calcext:value-type="string">
            <text:p>[0.3067455218152009, 0.5211217993781443, 0.6153068476520502, 0.73698339127546]</text:p>
          </table:table-cell>
          <table:table-cell office:value-type="string" calcext:value-type="string">
            <text:p>[0.34873370710146245, 0.5337291354710227, 0.6249394017729323, 0.7367007233437755]</text:p>
          </table:table-cell>
          <table:table-cell office:value-type="string" calcext:value-type="string">
            <text:p>[0.33208983407694964, 0.5204746186976223, 0.6078043746710005, 0.7167924014240068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9278170401628917, 0.5557356416757785, 0.7066611949002066, 0.8910332711436482]</text:p>
          </table:table-cell>
          <table:table-cell office:value-type="string" calcext:value-type="string">
            <text:p>[0.2810812218293092, 0.5147444126622926, 0.6049840421516655, 0.7266141392331673]</text:p>
          </table:table-cell>
          <table:table-cell office:value-type="string" calcext:value-type="string">
            <text:p>[0.33412762462785994, 0.5072918087734376, 0.5875895367599984, 0.6983070742347055]</text:p>
          </table:table-cell>
          <table:table-cell office:value-type="string" calcext:value-type="string">
            <text:p>[0.3225716630200417, 0.510276825926455, 0.5986537608073581, 0.7040828766817463]</text:p>
          </table:table-cell>
          <table:table-cell office:value-type="string" calcext:value-type="string">
            <text:p>[0.3351227783424726, 0.5127126432675749, 0.5953884961912138, 0.7007580629300346]</text:p>
          </table:table-cell>
          <table:table-cell office:value-type="string" calcext:value-type="string">
            <text:p>[0.3485702326329799, 0.5289582277032687, 0.6216865466131556, 0.7342968761472908]</text:p>
          </table:table-cell>
          <table:table-cell office:value-type="string" calcext:value-type="string">
            <text:p>[0.29530251149282616, 0.5129101023691234, 0.5951294191202827, 0.6978167590732622]</text:p>
          </table:table-cell>
          <table:table-cell office:value-type="string" calcext:value-type="string">
            <text:p>[0.2976147596540346, 0.5314707092138354, 0.6253098911529872, 0.7528436119599472]</text:p>
          </table:table-cell>
          <table:table-cell office:value-type="string" calcext:value-type="string">
            <text:p>[0.2746176296744806, 0.5103338828906522, 0.5957390794891498, 0.7065552665620851]</text:p>
          </table:table-cell>
          <table:table-cell office:value-type="string" calcext:value-type="string">
            <text:p>[0.32459231693022944, 0.516188072181303, 0.6075124200258424, 0.728035193839047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8049538694534715, 0.5079352166402169, 0.5857407248440806, 0.6863354965420625]</text:p>
          </table:table-cell>
          <table:table-cell office:value-type="string" calcext:value-type="string">
            <text:p>[0.33996512925666467, 0.5186024569195908, 0.60683638562323, 0.7194279456445177]</text:p>
          </table:table-cell>
          <table:table-cell office:value-type="string" calcext:value-type="string">
            <text:p>[0.37862405838621044, 0.5153676165508098, 0.6019835430110929, 0.7130760526073081]</text:p>
          </table:table-cell>
          <table:table-cell office:value-type="string" calcext:value-type="string">
            <text:p>[0.28160637430611124, 0.5171834514923379, 0.6078788976638592, 0.7265616433466567]</text:p>
          </table:table-cell>
          <table:table-cell office:value-type="string" calcext:value-type="string">
            <text:p>[0.32936384180428285, 0.5201164610759302, 0.6054380134289578, 0.7192519226130825]</text:p>
          </table:table-cell>
          <table:table-cell office:value-type="string" calcext:value-type="string">
            <text:p>[0.30052079090908973, 0.5607409991663047, 0.712533448943007, 0.9011653630771944]</text:p>
          </table:table-cell>
          <table:table-cell office:value-type="string" calcext:value-type="string">
            <text:p>[0.3057647594872902, 0.5089881941416807, 0.5870980627018692, 0.6856917822854197]</text:p>
          </table:table-cell>
          <table:table-cell office:value-type="string" calcext:value-type="string">
            <text:p>[0.38146944672968763, 0.5253708971161771, 0.6213237127096892, 0.7518594682356509]</text:p>
          </table:table-cell>
          <table:table-cell office:value-type="string" calcext:value-type="string">
            <text:p>[0.28702661526933293, 0.5205226154931314, 0.6198684199294452, 0.7521329854344893]</text:p>
          </table:table-cell>
          <table:table-cell office:value-type="string" calcext:value-type="string">
            <text:p>[0.33105431445951844, 0.5143502802100466, 0.5956785699698715, 0.695259961759762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309436306924486, 0.5207511237595828, 0.6199786408199152, 0.7436301692067767]</text:p>
          </table:table-cell>
          <table:table-cell office:value-type="string" calcext:value-type="string">
            <text:p>[0.3360176362574846, 0.5282215777461791, 0.6275079528526005, 0.7526906543296531]</text:p>
          </table:table-cell>
          <table:table-cell office:value-type="string" calcext:value-type="string">
            <text:p>[0.3051617292909809, 0.5350452895836237, 0.630113137692665, 0.7592736322364713]</text:p>
          </table:table-cell>
          <table:table-cell office:value-type="string" calcext:value-type="string">
            <text:p>[0.3108610786875526, 0.5484121226418653, 0.6570384187008874, 0.8049671562591273]</text:p>
          </table:table-cell>
          <table:table-cell office:value-type="string" calcext:value-type="string">
            <text:p>[0.293749785997039, 0.5241200942783986, 0.6188515012632031, 0.7494411858273512]</text:p>
          </table:table-cell>
          <table:table-cell office:value-type="string" calcext:value-type="string">
            <text:p>[0.3499028519315531, 0.509922125874051, 0.5849825502098555, 0.683653624147339]</text:p>
          </table:table-cell>
          <table:table-cell office:value-type="string" calcext:value-type="string">
            <text:p>[0.3386899985155842, 0.5093040604057203, 0.5918531496018268, 0.6946901294265455]</text:p>
          </table:table-cell>
          <table:table-cell office:value-type="string" calcext:value-type="string">
            <text:p>[0.34711434231630767, 0.5332507883058935, 0.6404949788808966, 0.7852638884718818]</text:p>
          </table:table-cell>
          <table:table-cell office:value-type="string" calcext:value-type="string">
            <text:p>[0.3359956356324326, 0.5233849430895472, 0.6118843520404231, 0.7199412231111229]</text:p>
          </table:table-cell>
          <table:table-cell office:value-type="string" calcext:value-type="string">
            <text:p>[0.29448273885091186, 0.5225975690637767, 0.607437254062459, 0.718515806675150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866182285548059, 0.5250236660916425, 0.6133979093239401, 0.7321999545434427]</text:p>
          </table:table-cell>
          <table:table-cell office:value-type="string" calcext:value-type="string">
            <text:p>[0.3083840867808333, 0.5132278388818001, 0.5957159120479573, 0.7058895355147097]</text:p>
          </table:table-cell>
          <table:table-cell office:value-type="string" calcext:value-type="string">
            <text:p>[0.3703895322994653, 0.520974860719848, 0.60725243962075, 0.7106834923191068]</text:p>
          </table:table-cell>
          <table:table-cell office:value-type="string" calcext:value-type="string">
            <text:p>[0.3634418729514808, 0.5213158189397925, 0.6156711499950217, 0.7369489332900858]</text:p>
          </table:table-cell>
          <table:table-cell office:value-type="string" calcext:value-type="string">
            <text:p>[0.33458490619677006, 0.5222569090122124, 0.6206963026286813, 0.7493941049690263]</text:p>
          </table:table-cell>
          <table:table-cell office:value-type="string" calcext:value-type="string">
            <text:p>[0.34759613617844476, 0.5179231989514888, 0.5989280823616057, 0.7064981338137399]</text:p>
          </table:table-cell>
          <table:table-cell office:value-type="string" calcext:value-type="string">
            <text:p>[0.34530237241797995, 0.5222931948428193, 0.614920337255202, 0.7365640612599482]</text:p>
          </table:table-cell>
          <table:table-cell office:value-type="string" calcext:value-type="string">
            <text:p>[0.28368330747356274, 0.5172300687641033, 0.6038116902456937, 0.7062163680722672]</text:p>
          </table:table-cell>
          <table:table-cell office:value-type="string" calcext:value-type="string">
            <text:p>[0.3866536329130643, 0.5260682844560527, 0.6318022926731232, 0.7570867776576404]</text:p>
          </table:table-cell>
          <table:table-cell office:value-type="string" calcext:value-type="string">
            <text:p>[0.3274321266526809, 0.5256524382281934, 0.6231345119912274, 0.75440032298619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29305062498165163, 0.5199250576784954, 0.6081498910672384, 0.7187157712948262]</text:p>
          </table:table-cell>
          <table:table-cell office:value-type="string" calcext:value-type="string">
            <text:p>[0.35441708780650366, 0.5862293213525438, 0.7349440672143549, 0.9445416436526307]</text:p>
          </table:table-cell>
          <table:table-cell office:value-type="string" calcext:value-type="string">
            <text:p>[0.3404852153966257, 0.5515541061235508, 0.6950898531433267, 0.8729377409159247]</text:p>
          </table:table-cell>
          <table:table-cell office:value-type="string" calcext:value-type="string">
            <text:p>[0.3850106035693081, 0.5159149762730995, 0.5976404832555765, 0.6892437054007626]</text:p>
          </table:table-cell>
          <table:table-cell office:value-type="string" calcext:value-type="string">
            <text:p>[0.32618823903174177, 0.5142817771280287, 0.6036325587185112, 0.7206361024969927]</text:p>
          </table:table-cell>
          <table:table-cell office:value-type="string" calcext:value-type="string">
            <text:p>[0.34771708442724925, 0.5210857360236127, 0.6068903298495782, 0.7126650076608059]</text:p>
          </table:table-cell>
          <table:table-cell office:value-type="string" calcext:value-type="string">
            <text:p>[0.3215329414275711, 0.5423780594454952, 0.6538040913542933, 0.820072152916734]</text:p>
          </table:table-cell>
          <table:table-cell office:value-type="string" calcext:value-type="string">
            <text:p>[0.3405058029326406, 0.5343382671033385, 0.647441757022895, 0.8048077781888795]</text:p>
          </table:table-cell>
          <table:table-cell office:value-type="string" calcext:value-type="string">
            <text:p>[0.3284772492890333, 0.5108615779395751, 0.599533201593943, 0.7063750734385511]</text:p>
          </table:table-cell>
          <table:table-cell office:value-type="string" calcext:value-type="string">
            <text:p>[0.4729918189123539, 0.5250675948315061, 0.6077909376499291, 0.7214844297629828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875300291948183, 0.5356261039339971, 0.6240271136909782, 0.7344753927245317]</text:p>
          </table:table-cell>
          <table:table-cell office:value-type="string" calcext:value-type="string">
            <text:p>[0.35519265421841223, 0.5281693075770413, 0.6247733552710965, 0.7420892658886091]</text:p>
          </table:table-cell>
          <table:table-cell office:value-type="string" calcext:value-type="string">
            <text:p>[0.3522402415175749, 0.5148670524949348, 0.5988349242757186, 0.7002876533539518]</text:p>
          </table:table-cell>
          <table:table-cell office:value-type="string" calcext:value-type="string">
            <text:p>[0.3639610905478267, 0.5592791966297486, 0.679849986858507, 0.8429879515854936]</text:p>
          </table:table-cell>
          <table:table-cell office:value-type="string" calcext:value-type="string">
            <text:p>[0.33078967117226643, 0.5165078716897826, 0.6082605743270648, 0.7169747527358441]</text:p>
          </table:table-cell>
          <table:table-cell office:value-type="string" calcext:value-type="string">
            <text:p>[0.3609027523289586, 0.523497329926164, 0.6163517492451477, 0.7275529821283333]</text:p>
          </table:table-cell>
          <table:table-cell office:value-type="string" calcext:value-type="string">
            <text:p>[0.3019042452533748, 0.5279383106520732, 0.6196515920342753, 0.7379218509728689]</text:p>
          </table:table-cell>
          <table:table-cell office:value-type="string" calcext:value-type="string">
            <text:p>[0.36264588438956885, 0.5193558508820075, 0.6136819210270866, 0.7322517295197598]</text:p>
          </table:table-cell>
          <table:table-cell office:value-type="string" calcext:value-type="string">
            <text:p>[0.33478726592007946, 0.5141436794538756, 0.5947338894205725, 0.6971023256795047]</text:p>
          </table:table-cell>
          <table:table-cell office:value-type="string" calcext:value-type="string">
            <text:p>[0.4008245618130378, 0.517963558063521, 0.5959296478562627, 0.6933264966229444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686859139250081, 0.5370249027158216, 0.6462245764978413, 0.7931960374304581]</text:p>
          </table:table-cell>
          <table:table-cell office:value-type="string" calcext:value-type="string">
            <text:p>[0.4484735858686282, 0.5267079800808778, 0.6160752676742249, 0.7292415320253919]</text:p>
          </table:table-cell>
          <table:table-cell office:value-type="string" calcext:value-type="string">
            <text:p>[0.3209815293657992, 0.5125313620462368, 0.602152479138294, 0.7089345188670613]</text:p>
          </table:table-cell>
          <table:table-cell office:value-type="string" calcext:value-type="string">
            <text:p>[0.45641052237741514, 0.5280166199895387, 0.6166844998072483, 0.7322347194505228]</text:p>
          </table:table-cell>
          <table:table-cell office:value-type="string" calcext:value-type="string">
            <text:p>[0.3463954317228988, 0.5473087523910508, 0.6610366741728697, 0.8195656511458463]</text:p>
          </table:table-cell>
          <table:table-cell office:value-type="string" calcext:value-type="string">
            <text:p>[0.4812144970572204, 0.5280030373659046, 0.6191522351350439, 0.7375896015575042]</text:p>
          </table:table-cell>
          <table:table-cell office:value-type="string" calcext:value-type="string">
            <text:p>[0.3839945605340299, 0.5166725634937405, 0.5985506668412481, 0.7025685540532449]</text:p>
          </table:table-cell>
          <table:table-cell office:value-type="string" calcext:value-type="string">
            <text:p>[0.35065103529838293, 0.5304415557745146, 0.6206847615040416, 0.7353327635305443]</text:p>
          </table:table-cell>
          <table:table-cell office:value-type="string" calcext:value-type="string">
            <text:p>[0.42000770621460104, 0.569402102832884, 0.6848103567914113, 0.8404448819714236]</text:p>
          </table:table-cell>
          <table:table-cell office:value-type="string" calcext:value-type="string">
            <text:p>[0.39011942454736903, 0.5251165241709097, 0.6080448375563471, 0.7083535734836851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4001990764827969, 0.6396565106022999, 0.8008495820490159, 1.0259570368558282]</text:p>
          </table:table-cell>
          <table:table-cell office:value-type="string" calcext:value-type="string">
            <text:p>[0.35106397247811366, 0.5293050853382639, 0.6143178583068778, 0.7107842243540311]</text:p>
          </table:table-cell>
          <table:table-cell office:value-type="string" calcext:value-type="string">
            <text:p>[0.3351645081084121, 0.5088657147011922, 0.5912868906567923, 0.6923934473335707]</text:p>
          </table:table-cell>
          <table:table-cell office:value-type="string" calcext:value-type="string">
            <text:p>[0.33080066620026183, 0.5139986979470561, 0.5926762403126216, 0.6876434655325735]</text:p>
          </table:table-cell>
          <table:table-cell office:value-type="string" calcext:value-type="string">
            <text:p>[0.40769888371718727, 0.5531691006495862, 0.6608015469358182, 0.800584953904191]</text:p>
          </table:table-cell>
          <table:table-cell office:value-type="string" calcext:value-type="string">
            <text:p>[0.38502128096521016, 0.5279707045459553, 0.6280700823630895, 0.7587147458467377]</text:p>
          </table:table-cell>
          <table:table-cell office:value-type="string" calcext:value-type="string">
            <text:p>[0.33635536909608754, 0.5221645185974068, 0.6053628238351486, 0.7061696785226823]</text:p>
          </table:table-cell>
          <table:table-cell office:value-type="string" calcext:value-type="string">
            <text:p>[0.3989083503187296, 0.5177614450572791, 0.5946513627441578, 0.6796493909531912]</text:p>
          </table:table-cell>
          <table:table-cell office:value-type="string" calcext:value-type="string">
            <text:p>[0.4044500745973196, 0.5139729127732104, 0.5903462752448226, 0.6840085316550769]</text:p>
          </table:table-cell>
          <table:table-cell office:value-type="string" calcext:value-type="string">
            <text:p>[0.519889962495059, 0.5747206247438029, 0.7247774238483218, 0.9076725597538111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7376067144884393, 0.5333546352695141, 0.6206532925189677, 0.734985967531095]</text:p>
          </table:table-cell>
          <table:table-cell office:value-type="string" calcext:value-type="string">
            <text:p>[0.47341047507438816, 0.521954494365075, 0.6063240443216249, 0.7156224276156111]</text:p>
          </table:table-cell>
          <table:table-cell office:value-type="string" calcext:value-type="string">
            <text:p>[0.3851736204125811, 0.5123742891473635, 0.5974905639779571, 0.7037772943652847]</text:p>
          </table:table-cell>
          <table:table-cell office:value-type="string" calcext:value-type="string">
            <text:p>[0.4237509650820267, 0.5315592109342044, 0.6255031163595313, 0.7447250522379648]</text:p>
          </table:table-cell>
          <table:table-cell office:value-type="string" calcext:value-type="string">
            <text:p>[0.35310298220906877, 0.5124031408417946, 0.5921516201216678, 0.701035135085862]</text:p>
          </table:table-cell>
          <table:table-cell office:value-type="string" calcext:value-type="string">
            <text:p>[0.3407217270554271, 0.515967647094901, 0.5952368873986996, 0.7001512953840157]</text:p>
          </table:table-cell>
          <table:table-cell office:value-type="string" calcext:value-type="string">
            <text:p>[0.47317894038494956, 0.5967084090998919, 0.7375897269575576, 0.9412905894824023]</text:p>
          </table:table-cell>
          <table:table-cell office:value-type="string" calcext:value-type="string">
            <text:p>[0.3874484857560274, 0.5202895910514566, 0.5984921543072316, 0.6931668285230872]</text:p>
          </table:table-cell>
          <table:table-cell office:value-type="string" calcext:value-type="string">
            <text:p>[0.4091420476742515, 0.5287387496455378, 0.617977567731018, 0.7294849527238487]</text:p>
          </table:table-cell>
          <table:table-cell office:value-type="string" calcext:value-type="string">
            <text:p>[0.5026205185664374, 0.6203061993884629, 0.7701797131023898, 0.9930468696764254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5733468265575546, 0.5161312216448339, 0.5981319513470161, 0.6936572022792756]</text:p>
          </table:table-cell>
          <table:table-cell office:value-type="string" calcext:value-type="string">
            <text:p>[0.4125800244506737, 0.5346005743568789, 0.6268512596773893, 0.7500533016834104]</text:p>
          </table:table-cell>
          <table:table-cell office:value-type="string" calcext:value-type="string">
            <text:p>[0.33381861171765104, 0.5186433005830495, 0.5986530968570658, 0.7096377066242849]</text:p>
          </table:table-cell>
          <table:table-cell office:value-type="string" calcext:value-type="string">
            <text:p>[0.3849849090946175, 0.5158294427511857, 0.5998394531713767, 0.6987935882070854]</text:p>
          </table:table-cell>
          <table:table-cell office:value-type="string" calcext:value-type="string">
            <text:p>[0.38413033199856006, 0.5209067834524718, 0.5984332959349605, 0.6914815417212026]</text:p>
          </table:table-cell>
          <table:table-cell office:value-type="string" calcext:value-type="string">
            <text:p>[0.3431058751948748, 0.5225369414781731, 0.6029360748138022, 0.7077578940379499]</text:p>
          </table:table-cell>
          <table:table-cell office:value-type="string" calcext:value-type="string">
            <text:p>[0.3312127466860152, 0.5243456633422129, 0.6216976179761773, 0.7450556173004984]</text:p>
          </table:table-cell>
          <table:table-cell office:value-type="string" calcext:value-type="string">
            <text:p>[0.4003101212159795, 0.5106688764974585, 0.5873318496893126, 0.6819321726241108]</text:p>
          </table:table-cell>
          <table:table-cell office:value-type="string" calcext:value-type="string">
            <text:p>[0.351595367455149, 0.5145179467346102, 0.5932259716440305, 0.6904046542441332]</text:p>
          </table:table-cell>
          <table:table-cell office:value-type="string" calcext:value-type="string">
            <text:p>[0.37420078830195797, 0.5130478833107335, 0.5893153322051554, 0.683304023212840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5091813914911711, 0.5250588979466762, 0.5992951845752164, 0.6969102150001845]</text:p>
          </table:table-cell>
          <table:table-cell office:value-type="string" calcext:value-type="string">
            <text:p>[0.5031600244419802, 0.5187142325878666, 0.5904047984490289, 0.6822642812174183]</text:p>
          </table:table-cell>
          <table:table-cell office:value-type="string" calcext:value-type="string">
            <text:p>[0.48947221914047745, 0.5231487971943732, 0.5959389674760109, 0.6875198323905708]</text:p>
          </table:table-cell>
          <table:table-cell office:value-type="string" calcext:value-type="string">
            <text:p>[0.4495076171333831, 0.5241773801521157, 0.6050668116254794, 0.7078282034333993]</text:p>
          </table:table-cell>
          <table:table-cell office:value-type="string" calcext:value-type="string">
            <text:p>[0.41377616410727136, 0.521741115599246, 0.6032276577102152, 0.6964244118246338]</text:p>
          </table:table-cell>
          <table:table-cell office:value-type="string" calcext:value-type="string">
            <text:p>[0.4011112198962122, 0.5117673678960728, 0.590346401018899, 0.6836519343808758]</text:p>
          </table:table-cell>
          <table:table-cell office:value-type="string" calcext:value-type="string">
            <text:p>[0.5035489054453847, 0.5253083403116446, 0.6028669506795212, 0.7028188907499938]</text:p>
          </table:table-cell>
          <table:table-cell office:value-type="string" calcext:value-type="string">
            <text:p>[0.3536816354088898, 0.5131467362260034, 0.5893970772799744, 0.6822026489377837]</text:p>
          </table:table-cell>
          <table:table-cell office:value-type="string" calcext:value-type="string">
            <text:p>[0.39858332519064743, 0.5177727337660899, 0.5953406810841814, 0.6848969470729046]</text:p>
          </table:table-cell>
          <table:table-cell office:value-type="string" calcext:value-type="string">
            <text:p>[0.5203751103987085, 0.5310984512391539, 0.6066882715549744, 0.7099980564508169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713496258402996, 0.5305764714132088, 0.592300976714981, 0.6812776886783344]</text:p>
          </table:table-cell>
          <table:table-cell office:value-type="string" calcext:value-type="string">
            <text:p>[0.4760287274318225, 0.526667088838702, 0.5981334794055067, 0.6862300153272959]</text:p>
          </table:table-cell>
          <table:table-cell office:value-type="string" calcext:value-type="string">
            <text:p>[0.4738930014615055, 0.5264701551544164, 0.6037842087617002, 0.6895146706812953]</text:p>
          </table:table-cell>
          <table:table-cell office:value-type="string" calcext:value-type="string">
            <text:p>[0.5077732011224977, 0.525860164576605, 0.5981296830851675, 0.6867326309906047]</text:p>
          </table:table-cell>
          <table:table-cell office:value-type="string" calcext:value-type="string">
            <text:p>[0.5125740137975804, 0.5247347976701232, 0.5997186084863502, 0.6866948551871455]</text:p>
          </table:table-cell>
          <table:table-cell office:value-type="string" calcext:value-type="string">
            <text:p>[0.4760287274318225, 0.526667088838702, 0.5981334794055067, 0.6862300153272959]</text:p>
          </table:table-cell>
          <table:table-cell office:value-type="string" calcext:value-type="string">
            <text:p>[0.5593911763889535, 0.5321822348417811, 0.6012090859841713, 0.6901208285230739]</text:p>
          </table:table-cell>
          <table:table-cell office:value-type="string" calcext:value-type="string">
            <text:p>[0.5504249438407585, 0.5376659163205084, 0.6080250329997703, 0.6956157626748065]</text:p>
          </table:table-cell>
          <table:table-cell office:value-type="string" calcext:value-type="string">
            <text:p>[0.4216970844549436, 0.5315655507335354, 0.6076722946076989, 0.687912579827824]</text:p>
          </table:table-cell>
          <table:table-cell office:value-type="string" calcext:value-type="string">
            <text:p>[0.5504249438407585, 0.5376659163205084, 0.6080250329997703, 0.695615762674806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dh1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6', 'dh06']</text:p>
          </table:table-cell>
          <table:table-cell office:value-type="string" calcext:value-type="string">
            <text:p>['ap04', 'ap07']</text:p>
          </table:table-cell>
          <table:table-cell office:value-type="string" calcext:value-type="string">
            <text:p>['ap03', 'dh09']</text:p>
          </table:table-cell>
          <table:table-cell office:value-type="string" calcext:value-type="string">
            <text:p>['dh05', 'dh08']</text:p>
          </table:table-cell>
          <table:table-cell office:value-type="string" calcext:value-type="string">
            <text:p>['ap04', 'dh08']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dh04', 'dh10']</text:p>
          </table:table-cell>
          <table:table-cell office:value-type="string" calcext:value-type="string">
            <text:p>['dh02', 'dh07']</text:p>
          </table:table-cell>
          <table:table-cell office:value-type="string" calcext:value-type="string">
            <text:p>['dh02', 'dh05']</text:p>
          </table:table-cell>
          <table:table-cell office:value-type="string" calcext:value-type="string">
            <text:p>['ap05', 'dh01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3', 'ap07', 'dh04']</text:p>
          </table:table-cell>
          <table:table-cell office:value-type="string" calcext:value-type="string">
            <text:p>['ap06', 'dh04', 'dh08']</text:p>
          </table:table-cell>
          <table:table-cell office:value-type="string" calcext:value-type="string">
            <text:p>['ap03', 'ap04', 'dh09']</text:p>
          </table:table-cell>
          <table:table-cell office:value-type="string" calcext:value-type="string">
            <text:p>['ap03', 'ap06', 'dh10']</text:p>
          </table:table-cell>
          <table:table-cell office:value-type="string" calcext:value-type="string">
            <text:p>['ap05', 'dh04', 'dh06']</text:p>
          </table:table-cell>
          <table:table-cell office:value-type="string" calcext:value-type="string">
            <text:p>['ap04', 'dh02', 'dh05']</text:p>
          </table:table-cell>
          <table:table-cell office:value-type="string" calcext:value-type="string">
            <text:p>['dh01', 'dh04', 'dh05']</text:p>
          </table:table-cell>
          <table:table-cell office:value-type="string" calcext:value-type="string">
            <text:p>['ap03', 'dh01', 'dh04']</text:p>
          </table:table-cell>
          <table:table-cell office:value-type="string" calcext:value-type="string">
            <text:p>['ap03', 'dh09', 'dh10']</text:p>
          </table:table-cell>
          <table:table-cell office:value-type="string" calcext:value-type="string">
            <text:p>['dh01', 'dh04', 'dh05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5', 'dh08', 'dh09']</text:p>
          </table:table-cell>
          <table:table-cell office:value-type="string" calcext:value-type="string">
            <text:p>['ap03', 'ap04', 'dh01', 'dh03']</text:p>
          </table:table-cell>
          <table:table-cell office:value-type="string" calcext:value-type="string">
            <text:p>['ap06', 'dh09', 'dh10', 'dh11']</text:p>
          </table:table-cell>
          <table:table-cell office:value-type="string" calcext:value-type="string">
            <text:p>['ap05', 'ap07', 'dh03', 'dh09']</text:p>
          </table:table-cell>
          <table:table-cell office:value-type="string" calcext:value-type="string">
            <text:p>['ap03', 'ap06', 'dh02', 'dh06']</text:p>
          </table:table-cell>
          <table:table-cell office:value-type="string" calcext:value-type="string">
            <text:p>['ap05', 'dh02', 'dh04', 'dh08']</text:p>
          </table:table-cell>
          <table:table-cell office:value-type="string" calcext:value-type="string">
            <text:p>['ap01', 'ap05', 'dh03', 'dh05']</text:p>
          </table:table-cell>
          <table:table-cell office:value-type="string" calcext:value-type="string">
            <text:p>['ap04', 'dh01', 'dh03', 'dh04']</text:p>
          </table:table-cell>
          <table:table-cell office:value-type="string" calcext:value-type="string">
            <text:p>['ap01', 'ap03', 'ap07', 'dh07']</text:p>
          </table:table-cell>
          <table:table-cell office:value-type="string" calcext:value-type="string">
            <text:p>['ap01', 'ap07', 'dh07', 'dh10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dh01', 'dh02', 'dh07', 'dh08', 'dh11']</text:p>
          </table:table-cell>
          <table:table-cell office:value-type="string" calcext:value-type="string">
            <text:p>['ap01', 'ap05', 'dh07', 'dh10', 'dh11']</text:p>
          </table:table-cell>
          <table:table-cell office:value-type="string" calcext:value-type="string">
            <text:p>['ap04', 'ap06', 'dh04', 'dh08', 'dh09']</text:p>
          </table:table-cell>
          <table:table-cell office:value-type="string" calcext:value-type="string">
            <text:p>['ap04', 'ap05', 'dh01', 'dh05', 'dh07']</text:p>
          </table:table-cell>
          <table:table-cell office:value-type="string" calcext:value-type="string">
            <text:p>['ap04', 'ap06', 'dh02', 'dh03', 'dh06']</text:p>
          </table:table-cell>
          <table:table-cell office:value-type="string" calcext:value-type="string">
            <text:p>['ap03', 'ap06', 'ap07', 'dh05', 'dh07']</text:p>
          </table:table-cell>
          <table:table-cell office:value-type="string" calcext:value-type="string">
            <text:p>['ap03', 'ap05', 'dh03', 'dh05', 'dh06']</text:p>
          </table:table-cell>
          <table:table-cell office:value-type="string" calcext:value-type="string">
            <text:p>['dh02', 'dh03', 'dh07', 'dh09', 'dh10']</text:p>
          </table:table-cell>
          <table:table-cell office:value-type="string" calcext:value-type="string">
            <text:p>['ap01', 'ap06', 'dh06', 'dh07', 'dh08']</text:p>
          </table:table-cell>
          <table:table-cell office:value-type="string" calcext:value-type="string">
            <text:p>['ap01', 'ap05', 'ap07', 'dh08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5', 'ap06', 'dh01', 'dh04', 'dh09', 'dh10']</text:p>
          </table:table-cell>
          <table:table-cell office:value-type="string" calcext:value-type="string">
            <text:p>['ap05', 'ap07', 'dh01', 'dh02', 'dh03', 'dh05']</text:p>
          </table:table-cell>
          <table:table-cell office:value-type="string" calcext:value-type="string">
            <text:p>['ap04', 'ap05', 'ap06', 'dh01', 'dh02', 'dh10']</text:p>
          </table:table-cell>
          <table:table-cell office:value-type="string" calcext:value-type="string">
            <text:p>['ap01', 'dh01', 'dh04', 'dh06', 'dh09', 'dh11']</text:p>
          </table:table-cell>
          <table:table-cell office:value-type="string" calcext:value-type="string">
            <text:p>['ap05', 'ap06', 'ap07', 'dh01', 'dh02', 'dh03']</text:p>
          </table:table-cell>
          <table:table-cell office:value-type="string" calcext:value-type="string">
            <text:p>['ap01', 'ap03', 'dh02', 'dh05', 'dh08', 'dh11']</text:p>
          </table:table-cell>
          <table:table-cell office:value-type="string" calcext:value-type="string">
            <text:p>['ap01', 'ap04', 'dh04', 'dh06', 'dh09', 'dh10']</text:p>
          </table:table-cell>
          <table:table-cell office:value-type="string" calcext:value-type="string">
            <text:p>['ap04', 'ap05', 'ap06', 'dh03', 'dh05', 'dh08']</text:p>
          </table:table-cell>
          <table:table-cell office:value-type="string" calcext:value-type="string">
            <text:p>['ap05', 'dh04', 'dh05', 'dh06', 'dh08', 'dh10']</text:p>
          </table:table-cell>
          <table:table-cell office:value-type="string" calcext:value-type="string">
            <text:p>['ap03', 'ap05', 'ap07', 'dh01', 'dh03', 'dh06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3', 'ap04', 'ap05', 'dh03', 'dh06', 'dh08', 'dh09']</text:p>
          </table:table-cell>
          <table:table-cell office:value-type="string" calcext:value-type="string">
            <text:p>['ap03', 'ap04', 'ap05', 'dh03', 'dh04', 'dh05', 'dh07']</text:p>
          </table:table-cell>
          <table:table-cell office:value-type="string" calcext:value-type="string">
            <text:p>['ap01', 'ap05', 'dh01', 'dh03', 'dh04', 'dh05', 'dh10']</text:p>
          </table:table-cell>
          <table:table-cell office:value-type="string" calcext:value-type="string">
            <text:p>['ap05', 'ap06', 'dh03', 'dh04', 'dh05', 'dh10', 'dh11']</text:p>
          </table:table-cell>
          <table:table-cell office:value-type="string" calcext:value-type="string">
            <text:p>['ap01', 'dh01', 'dh03', 'dh04', 'dh06', 'dh07', 'dh08']</text:p>
          </table:table-cell>
          <table:table-cell office:value-type="string" calcext:value-type="string">
            <text:p>['ap04', 'ap07', 'dh04', 'dh05', 'dh06', 'dh08', 'dh09']</text:p>
          </table:table-cell>
          <table:table-cell office:value-type="string" calcext:value-type="string">
            <text:p>['ap01', 'ap03', 'ap04', 'ap05', 'dh02', 'dh09', 'dh11']</text:p>
          </table:table-cell>
          <table:table-cell office:value-type="string" calcext:value-type="string">
            <text:p>['ap01', 'ap03', 'ap04', 'dh04', 'dh06', 'dh07', 'dh11']</text:p>
          </table:table-cell>
          <table:table-cell office:value-type="string" calcext:value-type="string">
            <text:p>['ap01', 'ap03', 'ap07', 'dh06', 'dh08', 'dh09', 'dh11']</text:p>
          </table:table-cell>
          <table:table-cell office:value-type="string" calcext:value-type="string">
            <text:p>['ap03', 'dh01', 'dh04', 'dh06', 'dh08', 'dh09', 'dh10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4', 'ap06', 'ap07', 'dh03', 'dh05', 'dh08', 'dh10', 'dh11']</text:p>
          </table:table-cell>
          <table:table-cell office:value-type="string" calcext:value-type="string">
            <text:p>['ap03', 'ap05', 'ap06', 'dh01', 'dh04', 'dh06', 'dh09', 'dh11']</text:p>
          </table:table-cell>
          <table:table-cell office:value-type="string" calcext:value-type="string">
            <text:p>['ap01', 'ap03', 'ap04', 'ap06', 'dh01', 'dh06', 'dh07', 'dh09']</text:p>
          </table:table-cell>
          <table:table-cell office:value-type="string" calcext:value-type="string">
            <text:p>['ap01', 'ap03', 'ap04', 'ap07', 'dh03', 'dh06', 'dh08', 'dh09']</text:p>
          </table:table-cell>
          <table:table-cell office:value-type="string" calcext:value-type="string">
            <text:p>['ap04', 'ap06', 'dh01', 'dh02', 'dh03', 'dh05', 'dh07', 'dh08']</text:p>
          </table:table-cell>
          <table:table-cell office:value-type="string" calcext:value-type="string">
            <text:p>['ap04', 'ap07', 'dh02', 'dh03', 'dh06', 'dh08', 'dh10', 'dh11']</text:p>
          </table:table-cell>
          <table:table-cell office:value-type="string" calcext:value-type="string">
            <text:p>['ap03', 'ap06', 'ap07', 'dh01', 'dh05', 'dh07', 'dh08', 'dh10']</text:p>
          </table:table-cell>
          <table:table-cell office:value-type="string" calcext:value-type="string">
            <text:p>['ap05', 'ap06', 'dh02', 'dh03', 'dh04', 'dh06', 'dh09', 'dh10']</text:p>
          </table:table-cell>
          <table:table-cell office:value-type="string" calcext:value-type="string">
            <text:p>['ap04', 'ap05', 'ap06', 'dh05', 'dh07', 'dh08', 'dh09', 'dh11']</text:p>
          </table:table-cell>
          <table:table-cell office:value-type="string" calcext:value-type="string">
            <text:p>['ap04', 'ap05', 'dh01', 'dh02', 'dh03', 'dh06', 'dh08', 'dh09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3', 'ap06', 'dh01', 'dh03', 'dh04', 'dh05', 'dh06', 'dh09', 'dh11']</text:p>
          </table:table-cell>
          <table:table-cell office:value-type="string" calcext:value-type="string">
            <text:p>['ap01', 'ap04', 'ap06', 'dh03', 'dh04', 'dh07', 'dh08', 'dh09', 'dh10']</text:p>
          </table:table-cell>
          <table:table-cell office:value-type="string" calcext:value-type="string">
            <text:p>['ap04', 'ap06', 'dh01', 'dh03', 'dh04', 'dh05', 'dh08', 'dh09', 'dh11']</text:p>
          </table:table-cell>
          <table:table-cell office:value-type="string" calcext:value-type="string">
            <text:p>['ap01', 'ap03', 'ap04', 'ap07', 'dh01', 'dh02', 'dh04', 'dh05', 'dh07']</text:p>
          </table:table-cell>
          <table:table-cell office:value-type="string" calcext:value-type="string">
            <text:p>['ap05', 'ap07', 'dh01', 'dh02', 'dh04', 'dh06', 'dh07', 'dh10', 'dh11']</text:p>
          </table:table-cell>
          <table:table-cell office:value-type="string" calcext:value-type="string">
            <text:p>['ap06', 'ap07', 'dh01', 'dh02', 'dh03', 'dh04', 'dh05', 'dh08', 'dh10']</text:p>
          </table:table-cell>
          <table:table-cell office:value-type="string" calcext:value-type="string">
            <text:p>['ap01', 'ap04', 'ap05', 'dh01', 'dh03', 'dh04', 'dh07', 'dh09', 'dh11']</text:p>
          </table:table-cell>
          <table:table-cell office:value-type="string" calcext:value-type="string">
            <text:p>['ap01', 'ap03', 'ap04', 'ap05', 'dh05', 'dh07', 'dh08', 'dh09', 'dh10']</text:p>
          </table:table-cell>
          <table:table-cell office:value-type="string" calcext:value-type="string">
            <text:p>['ap01', 'ap03', 'ap04', 'dh01', 'dh02', 'dh03', 'dh06', 'dh08', 'dh09']</text:p>
          </table:table-cell>
          <table:table-cell office:value-type="string" calcext:value-type="string">
            <text:p>['ap03', 'ap04', 'ap05', 'ap06', 'ap07', 'dh02', 'dh03', 'dh06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4', 'ap05', 'ap06', 'dh02', 'dh03', 'dh04', 'dh06', 'dh07', 'dh09']</text:p>
          </table:table-cell>
          <table:table-cell office:value-type="string" calcext:value-type="string">
            <text:p>['ap01', 'ap03', 'ap06', 'ap07', 'dh02', 'dh04', 'dh05', 'dh06', 'dh09', 'dh10']</text:p>
          </table:table-cell>
          <table:table-cell office:value-type="string" calcext:value-type="string">
            <text:p>['ap01', 'ap03', 'ap04', 'ap06', 'dh01', 'dh02', 'dh03', 'dh06', 'dh07', 'dh08']</text:p>
          </table:table-cell>
          <table:table-cell office:value-type="string" calcext:value-type="string">
            <text:p>['ap03', 'ap06', 'ap07', 'dh02', 'dh03', 'dh05', 'dh07', 'dh09', 'dh10', 'dh11']</text:p>
          </table:table-cell>
          <table:table-cell office:value-type="string" calcext:value-type="string">
            <text:p>['ap03', 'ap04', 'ap05', 'dh02', 'dh03', 'dh04', 'dh05', 'dh06', 'dh09', 'dh11']</text:p>
          </table:table-cell>
          <table:table-cell office:value-type="string" calcext:value-type="string">
            <text:p>['ap03', 'ap04', 'dh01', 'dh04', 'dh05', 'dh06', 'dh07', 'dh08', 'dh09', 'dh10']</text:p>
          </table:table-cell>
          <table:table-cell office:value-type="string" calcext:value-type="string">
            <text:p>['ap03', 'ap06', 'dh01', 'dh02', 'dh03', 'dh04', 'dh06', 'dh07', 'dh08', 'dh10']</text:p>
          </table:table-cell>
          <table:table-cell office:value-type="string" calcext:value-type="string">
            <text:p>['ap03', 'ap04', 'ap05', 'ap07', 'dh02', 'dh04', 'dh06', 'dh07', 'dh09', 'dh10']</text:p>
          </table:table-cell>
          <table:table-cell office:value-type="string" calcext:value-type="string">
            <text:p>['ap01', 'ap03', 'ap05', 'ap06', 'ap07', 'dh01', 'dh02', 'dh03', 'dh08', 'dh09']</text:p>
          </table:table-cell>
          <table:table-cell office:value-type="string" calcext:value-type="string">
            <text:p>['ap01', 'ap03', 'ap04', 'ap06', 'ap07', 'dh01', 'dh02', 'dh03', 'dh06', 'dh07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4', 'ap05', 'ap07', 'dh01', 'dh02', 'dh05', 'dh07', 'dh08', 'dh09', 'dh10']</text:p>
          </table:table-cell>
          <table:table-cell office:value-type="string" calcext:value-type="string">
            <text:p>['ap01', 'ap04', 'ap05', 'ap06', 'ap07', 'dh01', 'dh03', 'dh06', 'dh08', 'dh09', 'dh11']</text:p>
          </table:table-cell>
          <table:table-cell office:value-type="string" calcext:value-type="string">
            <text:p>['ap04', 'ap05', 'dh01', 'dh02', 'dh04', 'dh05', 'dh06', 'dh07', 'dh08', 'dh09', 'dh10']</text:p>
          </table:table-cell>
          <table:table-cell office:value-type="string" calcext:value-type="string">
            <text:p>['ap01', 'ap03', 'ap04', 'ap05', 'ap06', 'ap07', 'dh02', 'dh03', 'dh07', 'dh08', 'dh10']</text:p>
          </table:table-cell>
          <table:table-cell office:value-type="string" calcext:value-type="string">
            <text:p>['ap01', 'ap03', 'ap05', 'ap06', 'ap07', 'dh01', 'dh04', 'dh06', 'dh07', 'dh09', 'dh11']</text:p>
          </table:table-cell>
          <table:table-cell office:value-type="string" calcext:value-type="string">
            <text:p>['ap01', 'ap03', 'ap04', 'ap05', 'ap06', 'ap07', 'dh01', 'dh02', 'dh04', 'dh05', 'dh08']</text:p>
          </table:table-cell>
          <table:table-cell office:value-type="string" calcext:value-type="string">
            <text:p>['ap04', 'ap05', 'ap06', 'dh01', 'dh02', 'dh03', 'dh06', 'dh07', 'dh08', 'dh09', 'dh10']</text:p>
          </table:table-cell>
          <table:table-cell office:value-type="string" calcext:value-type="string">
            <text:p>['ap01', 'ap03', 'ap06', 'ap07', 'dh02', 'dh03', 'dh04', 'dh06', 'dh07', 'dh08', 'dh11']</text:p>
          </table:table-cell>
          <table:table-cell office:value-type="string" calcext:value-type="string">
            <text:p>['ap03', 'ap04', 'ap05', 'ap06', 'dh01', 'dh03', 'dh04', 'dh07', 'dh08', 'dh10', 'dh11']</text:p>
          </table:table-cell>
          <table:table-cell office:value-type="string" calcext:value-type="string">
            <text:p>['ap01', 'ap04', 'ap06', 'ap07', 'dh02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5', 'ap06', 'ap07', 'dh02', 'dh03', 'dh04', 'dh05', 'dh07', 'dh08', 'dh09', 'dh10', 'dh11']</text:p>
          </table:table-cell>
          <table:table-cell office:value-type="string" calcext:value-type="string">
            <text:p>['ap01', 'ap03', 'ap07', 'dh01', 'dh03', 'dh04', 'dh05', 'dh06', 'dh08', 'dh09', 'dh10', 'dh11']</text:p>
          </table:table-cell>
          <table:table-cell office:value-type="string" calcext:value-type="string">
            <text:p>['ap03', 'ap04', 'ap05', 'dh01', 'dh02', 'dh03', 'dh05', 'dh06', 'dh08', 'dh09', 'dh10', 'dh11']</text:p>
          </table:table-cell>
          <table:table-cell office:value-type="string" calcext:value-type="string">
            <text:p>['ap01', 'ap05', 'ap06', 'ap07', 'dh01', 'dh02', 'dh03', 'dh06', 'dh07', 'dh08', 'dh09', 'dh11']</text:p>
          </table:table-cell>
          <table:table-cell office:value-type="string" calcext:value-type="string">
            <text:p>['ap03', 'ap04', 'ap06', 'ap07', 'dh01', 'dh03', 'dh04', 'dh05', 'dh06', 'dh08', 'dh10', 'dh11']</text:p>
          </table:table-cell>
          <table:table-cell office:value-type="string" calcext:value-type="string">
            <text:p>['ap01', 'ap03', 'ap04', 'ap07', 'dh01', 'dh04', 'dh05', 'dh06', 'dh07', 'dh08', 'dh09', 'dh11']</text:p>
          </table:table-cell>
          <table:table-cell office:value-type="string" calcext:value-type="string">
            <text:p>['ap03', 'ap05', 'ap06', 'ap07', 'dh02', 'dh03', 'dh06', 'dh07', 'dh08', 'dh09', 'dh10', 'dh11']</text:p>
          </table:table-cell>
          <table:table-cell office:value-type="string" calcext:value-type="string">
            <text:p>['ap03', 'ap04', 'ap06', 'ap07', 'dh01', 'dh02', 'dh03', 'dh05', 'dh06', 'dh07', 'dh09', 'dh10']</text:p>
          </table:table-cell>
          <table:table-cell office:value-type="string" calcext:value-type="string">
            <text:p>['ap01', 'ap03', 'ap04', 'ap06', 'ap07', 'dh01', 'dh02', 'dh06', 'dh08', 'dh09', 'dh10', 'dh11']</text:p>
          </table:table-cell>
          <table:table-cell office:value-type="string" calcext:value-type="string">
            <text:p>['ap01', 'ap03', 'ap04', 'ap05', 'ap06', 'ap07', 'dh02', 'dh03', 'dh04', 'dh05', 'dh08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3', 'ap04', 'ap05', 'ap06', 'ap07', 'dh01', 'dh02', 'dh03', 'dh04', 'dh06', 'dh07', 'dh09', 'dh11']</text:p>
          </table:table-cell>
          <table:table-cell office:value-type="string" calcext:value-type="string">
            <text:p>['ap03', 'ap04', 'ap05', 'ap06', 'ap07', 'dh02', 'dh04', 'dh05', 'dh06', 'dh07', 'dh09', 'dh10', 'dh11']</text:p>
          </table:table-cell>
          <table:table-cell office:value-type="string" calcext:value-type="string">
            <text:p>['ap03', 'ap04', 'ap05', 'ap06', 'dh01', 'dh02', 'dh04', 'dh05', 'dh06', 'dh07', 'dh08', 'dh09', 'dh11']</text:p>
          </table:table-cell>
          <table:table-cell office:value-type="string" calcext:value-type="string">
            <text:p>['ap01', 'ap03', 'ap04', 'ap06', 'ap07', 'dh01', 'dh02', 'dh04', 'dh05', 'dh06', 'dh07', 'dh09', 'dh11']</text:p>
          </table:table-cell>
          <table:table-cell office:value-type="string" calcext:value-type="string">
            <text:p>['ap01', 'ap03', 'ap05', 'ap06', 'ap07', 'dh01', 'dh02', 'dh03', 'dh04', 'dh05', 'dh09', 'dh10', 'dh11']</text:p>
          </table:table-cell>
          <table:table-cell office:value-type="string" calcext:value-type="string">
            <text:p>['ap01', 'ap03', 'ap05', 'ap06', 'ap07', 'dh01', 'dh02', 'dh03', 'dh04', 'dh06', 'dh07', 'dh08', 'dh11']</text:p>
          </table:table-cell>
          <table:table-cell office:value-type="string" calcext:value-type="string">
            <text:p>['ap01', 'ap03', 'ap04', 'ap05', 'ap06', 'ap07', 'dh01', 'dh03', 'dh04', 'dh07', 'dh08', 'dh09', 'dh10']</text:p>
          </table:table-cell>
          <table:table-cell office:value-type="string" calcext:value-type="string">
            <text:p>['ap01', 'ap04', 'ap06', 'ap07', 'dh01', 'dh02', 'dh05', 'dh06', 'dh07', 'dh08', 'dh09', 'dh10', 'dh11']</text:p>
          </table:table-cell>
          <table:table-cell office:value-type="string" calcext:value-type="string">
            <text:p>['ap01', 'ap03', 'ap04', 'ap05', 'ap06', 'dh01', 'dh02', 'dh03', 'dh05', 'dh08', 'dh09', 'dh10', 'dh11']</text:p>
          </table:table-cell>
          <table:table-cell office:value-type="string" calcext:value-type="string">
            <text:p>['ap01', 'ap03', 'ap04', 'ap05', 'ap06', 'ap07', 'dh01', 'dh04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dh01', 'dh02', 'dh03', 'dh05', 'dh06', 'dh07', 'dh08', 'dh10', 'dh11']</text:p>
          </table:table-cell>
          <table:table-cell office:value-type="string" calcext:value-type="string">
            <text:p>['ap01', 'ap03', 'ap05', 'ap06', 'dh01', 'dh02', 'dh03', 'dh04', 'dh05', 'dh06', 'dh08', 'dh09', 'dh10', 'dh11']</text:p>
          </table:table-cell>
          <table:table-cell office:value-type="string" calcext:value-type="string">
            <text:p>['ap01', 'ap03', 'ap04', 'ap06', 'dh01', 'dh02', 'dh03', 'dh04', 'dh05', 'dh06', 'dh07', 'dh08', 'dh09', 'dh11']</text:p>
          </table:table-cell>
          <table:table-cell office:value-type="string" calcext:value-type="string">
            <text:p>['ap01', 'ap04', 'ap06', 'ap07', 'dh01', 'dh02', 'dh03', 'dh04', 'dh05', 'dh06', 'dh07', 'dh08', 'dh09', 'dh11']</text:p>
          </table:table-cell>
          <table:table-cell office:value-type="string" calcext:value-type="string">
            <text:p>['ap01', 'ap03', 'ap05', 'ap06', 'ap07', 'dh01', 'dh03', 'dh04', 'dh06', 'dh07', 'dh08', 'dh09', 'dh10', 'dh11']</text:p>
          </table:table-cell>
          <table:table-cell office:value-type="string" calcext:value-type="string">
            <text:p>['ap01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dh01', 'dh04', 'dh05', 'dh06', 'dh07', 'dh08', 'dh09', 'dh10', 'dh11']</text:p>
          </table:table-cell>
          <table:table-cell office:value-type="string" calcext:value-type="string">
            <text:p>['ap01', 'ap03', 'ap05', 'ap06', 'ap07', 'dh01', 'dh02', 'dh03', 'dh05', 'dh06', 'dh07', 'dh08', 'dh09', 'dh11']</text:p>
          </table:table-cell>
          <table:table-cell office:value-type="string" calcext:value-type="string">
            <text:p>['ap03', 'ap04', 'ap05', 'ap07', 'dh01', 'dh02', 'dh03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6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]</text:p>
          </table:table-cell>
          <table:table-cell office:value-type="string" calcext:value-type="string">
            <text:p>['ap01', 'ap03', 'ap04', 'ap05', 'ap06', 'ap07', 'dh01', 'dh02', 'dh04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6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1']</text:p>
          </table:table-cell>
          <table:table-cell office:value-type="string" calcext:value-type="string">
            <text:p>['ap01', 'ap03', 'ap05', 'ap06', 'ap07', 'dh01', 'dh02', 'dh03', 'dh05', 'dh06', 'dh07', 'dh08', 'dh09', 'dh10', 'dh11']</text:p>
          </table:table-cell>
          <table:table-cell office:value-type="string" calcext:value-type="string">
            <text:p>['ap01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